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098in"/>
    </style:style>
    <style:style style:name="co2" style:family="table-column">
      <style:table-column-properties fo:break-before="auto" style:column-width="0.4382in"/>
    </style:style>
    <style:style style:name="co3" style:family="table-column">
      <style:table-column-properties fo:break-before="auto" style:column-width="0.3618in"/>
    </style:style>
    <style:style style:name="co4" style:family="table-column">
      <style:table-column-properties fo:break-before="auto" style:column-width="0.4492in"/>
    </style:style>
    <style:style style:name="co5" style:family="table-column">
      <style:table-column-properties fo:break-before="auto" style:column-width="3.9126in"/>
    </style:style>
    <style:style style:name="co6" style:family="table-column">
      <style:table-column-properties fo:break-before="auto" style:column-width="7.8898in"/>
    </style:style>
    <style:style style:name="co7" style:family="table-column">
      <style:table-column-properties fo:break-before="auto" style:column-width="0.913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 tableooo:tab-color="#99ffff"/>
    </style:style>
    <style:style style:name="ce1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</office:automatic-styles>
  <office:body>
    <office:spreadsheet>
      <table:table table:name="Customer (ACS 5)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16" table:default-cell-style-name="Default"/>
        <table:table-row table:style-name="ro1">
          <table:table-cell office:value-type="string">
            <text:p>RLN=2067</text:p>
          </table:table-cell>
          <table:table-cell/>
          <table:table-cell table:style-name="ce1" table:number-columns-repeated="1021"/>
          <table:table-cell/>
        </table:table-row>
        <table:table-row table:style-name="ro2">
          <table:table-cell table:style-name="ce1" office:value-type="string">
            <text:p>Variable</text:p>
          </table:table-cell>
          <table:table-cell table:style-name="ce1" office:value-type="string">
            <text:p>Alias</text:p>
            <text:p>Variables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Len</text:p>
          </table:table-cell>
          <table:table-cell table:style-name="ce1" office:value-type="string">
            <text:p>Pos</text:p>
            <text:p>Start</text:p>
          </table:table-cell>
          <table:table-cell table:style-name="ce1" office:value-type="string">
            <text:p>Pos</text:p>
            <text:p>End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Notes</text:p>
          </table:table-cell>
          <table:table-cell table:style-name="ce1" table:number-columns-repeated="1015"/>
          <table:table-cell/>
        </table:table-row>
        <table:table-row table:style-name="ro1">
          <table:table-cell office:value-type="string">
            <text:p>z$</text:p>
          </table:table-cell>
          <table:table-cell/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formula="of:=[.E3]+INT([.D3])-1" office:value-type="float" office:value="10">
            <text:p>10</text:p>
          </table:table-cell>
          <table:table-cell office:value-type="string">
            <text:p>Account Key</text:p>
          </table:table-cell>
          <table:table-cell table:number-columns-repeated="1017"/>
        </table:table-row>
        <table:table-row table:style-name="ro1">
          <table:table-cell office:value-type="string">
            <text:p>e$(1)</text:p>
          </table:table-cell>
          <table:table-cell/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table:formula="of:=[.E3]+INT([.D3])" office:value-type="float" office:value="11">
            <text:p>11</text:p>
          </table:table-cell>
          <table:table-cell table:formula="of:=[.E4]+INT([.D4])-1" office:value-type="float" office:value="40">
            <text:p>40</text:p>
          </table:table-cell>
          <table:table-cell office:value-type="string">
            <text:p>Meter Address</text:p>
          </table:table-cell>
          <table:table-cell table:number-columns-repeated="1017"/>
        </table:table-row>
        <table:table-row table:style-name="ro1">
          <table:table-cell office:value-type="string">
            <text:p>e$(2)</text:p>
          </table:table-cell>
          <table:table-cell/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table:formula="of:=[.E4]+INT([.D4])" office:value-type="float" office:value="41">
            <text:p>41</text:p>
          </table:table-cell>
          <table:table-cell table:formula="of:=[.E5]+INT([.D5])-1" office:value-type="float" office:value="70">
            <text:p>70</text:p>
          </table:table-cell>
          <table:table-cell office:value-type="string">
            <text:p>Name</text:p>
          </table:table-cell>
          <table:table-cell table:number-columns-repeated="1017"/>
        </table:table-row>
        <table:table-row table:style-name="ro1">
          <table:table-cell office:value-type="string">
            <text:p>e$(3)</text:p>
          </table:table-cell>
          <table:table-cell/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table:formula="of:=[.E5]+INT([.D5])" office:value-type="float" office:value="71">
            <text:p>71</text:p>
          </table:table-cell>
          <table:table-cell table:formula="of:=[.E6]+INT([.D6])-1" office:value-type="float" office:value="100">
            <text:p>100</text:p>
          </table:table-cell>
          <table:table-cell office:value-type="string">
            <text:p>Address 1 - Primary</text:p>
          </table:table-cell>
          <table:table-cell table:number-columns-repeated="1017"/>
        </table:table-row>
        <table:table-row table:style-name="ro1">
          <table:table-cell office:value-type="string">
            <text:p>e$(4)</text:p>
          </table:table-cell>
          <table:table-cell/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table:formula="of:=[.E6]+INT([.D6])" office:value-type="float" office:value="101">
            <text:p>101</text:p>
          </table:table-cell>
          <table:table-cell table:formula="of:=[.E7]+INT([.D7])-1" office:value-type="float" office:value="130">
            <text:p>130</text:p>
          </table:table-cell>
          <table:table-cell office:value-type="string">
            <text:p>CSZ</text:p>
          </table:table-cell>
          <table:table-cell table:number-columns-repeated="1017"/>
        </table:table-row>
        <table:table-row table:style-name="ro1">
          <table:table-cell office:value-type="string">
            <text:p>f$(1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7]+INT([.D7])" office:value-type="float" office:value="131">
            <text:p>131</text:p>
          </table:table-cell>
          <table:table-cell table:formula="of:=[.E8]+INT([.D8])-1" office:value-type="float" office:value="142">
            <text:p>142</text:p>
          </table:table-cell>
          <table:table-cell office:value-type="string">
            <text:p>Service 1 Meter Number</text:p>
          </table:table-cell>
          <table:table-cell table:number-columns-repeated="1017"/>
        </table:table-row>
        <table:table-row table:style-name="ro1">
          <table:table-cell office:value-type="string">
            <text:p>a(1)</text:p>
          </table:table-cell>
          <table:table-cell/>
          <table:table-cell office:value-type="string">
            <text:p>PD</text:p>
          </table:table-cell>
          <table:table-cell office:value-type="float" office:value="2">
            <text:p>2</text:p>
          </table:table-cell>
          <table:table-cell table:formula="of:=[.E8]+INT([.D8])" office:value-type="float" office:value="143">
            <text:p>143</text:p>
          </table:table-cell>
          <table:table-cell table:formula="of:=[.E9]+INT([.D9])-1" office:value-type="float" office:value="144">
            <text:p>144</text:p>
          </table:table-cell>
          <table:table-cell office:value-type="string">
            <text:p>Service 1 (Water) – Rate Code</text:p>
          </table:table-cell>
          <table:table-cell table:number-columns-repeated="1017"/>
        </table:table-row>
        <table:table-row table:style-name="ro1">
          <table:table-cell office:value-type="string">
            <text:p>a(2)</text:p>
          </table:table-cell>
          <table:table-cell/>
          <table:table-cell office:value-type="string">
            <text:p>PD</text:p>
          </table:table-cell>
          <table:table-cell office:value-type="float" office:value="2">
            <text:p>2</text:p>
          </table:table-cell>
          <table:table-cell table:formula="of:=[.E9]+INT([.D9])" office:value-type="float" office:value="145">
            <text:p>145</text:p>
          </table:table-cell>
          <table:table-cell table:formula="of:=[.E10]+INT([.D10])-1" office:value-type="float" office:value="146">
            <text:p>146</text:p>
          </table:table-cell>
          <table:table-cell office:value-type="string">
            <text:p>Service 2 (Sewer) – Rate Code</text:p>
          </table:table-cell>
          <table:table-cell table:number-columns-repeated="1017"/>
        </table:table-row>
        <table:table-row table:style-name="ro1">
          <table:table-cell office:value-type="string">
            <text:p>a(3)</text:p>
          </table:table-cell>
          <table:table-cell/>
          <table:table-cell office:value-type="string">
            <text:p>PD</text:p>
          </table:table-cell>
          <table:table-cell office:value-type="float" office:value="2">
            <text:p>2</text:p>
          </table:table-cell>
          <table:table-cell table:formula="of:=[.E10]+INT([.D10])" office:value-type="float" office:value="147">
            <text:p>147</text:p>
          </table:table-cell>
          <table:table-cell table:formula="of:=[.E11]+INT([.D11])-1" office:value-type="float" office:value="148">
            <text:p>148</text:p>
          </table:table-cell>
          <table:table-cell office:value-type="string">
            <text:p>Service 3 (Electric or Lawn Meter) – Rate Code</text:p>
          </table:table-cell>
          <table:table-cell table:number-columns-repeated="1017"/>
        </table:table-row>
        <table:table-row table:style-name="ro1">
          <table:table-cell office:value-type="string">
            <text:p>a(4)</text:p>
          </table:table-cell>
          <table:table-cell/>
          <table:table-cell office:value-type="string">
            <text:p>PD</text:p>
          </table:table-cell>
          <table:table-cell office:value-type="float" office:value="2">
            <text:p>2</text:p>
          </table:table-cell>
          <table:table-cell table:formula="of:=[.E11]+INT([.D11])" office:value-type="float" office:value="149">
            <text:p>149</text:p>
          </table:table-cell>
          <table:table-cell table:formula="of:=[.E12]+INT([.D12])-1" office:value-type="float" office:value="150">
            <text:p>150</text:p>
          </table:table-cell>
          <table:table-cell office:value-type="string">
            <text:p>Service 4 (Gas) – Rate Code</text:p>
          </table:table-cell>
          <table:table-cell table:number-columns-repeated="1017"/>
        </table:table-row>
        <table:table-row table:style-name="ro1">
          <table:table-cell office:value-type="string">
            <text:p>a(5)</text:p>
          </table:table-cell>
          <table:table-cell/>
          <table:table-cell office:value-type="string">
            <text:p>PD</text:p>
          </table:table-cell>
          <table:table-cell office:value-type="float" office:value="2">
            <text:p>2</text:p>
          </table:table-cell>
          <table:table-cell table:formula="of:=[.E12]+INT([.D12])" office:value-type="float" office:value="151">
            <text:p>151</text:p>
          </table:table-cell>
          <table:table-cell table:formula="of:=[.E13]+INT([.D13])-1" office:value-type="float" office:value="152">
            <text:p>152</text:p>
          </table:table-cell>
          <table:table-cell office:value-type="string">
            <text:p>Service 5 – Rate Code</text:p>
          </table:table-cell>
          <table:table-cell table:number-columns-repeated="1017"/>
        </table:table-row>
        <table:table-row table:style-name="ro1">
          <table:table-cell office:value-type="string">
            <text:p>a(6)</text:p>
          </table:table-cell>
          <table:table-cell/>
          <table:table-cell office:value-type="string">
            <text:p>PD</text:p>
          </table:table-cell>
          <table:table-cell office:value-type="float" office:value="2">
            <text:p>2</text:p>
          </table:table-cell>
          <table:table-cell table:formula="of:=[.E13]+INT([.D13])" office:value-type="float" office:value="153">
            <text:p>153</text:p>
          </table:table-cell>
          <table:table-cell table:formula="of:=[.E14]+INT([.D14])-1" office:value-type="float" office:value="154">
            <text:p>154</text:p>
          </table:table-cell>
          <table:table-cell office:value-type="string">
            <text:p>Service 9 (Sales Tax) – Rate Code</text:p>
          </table:table-cell>
          <table:table-cell table:number-columns-repeated="1017"/>
        </table:table-row>
        <table:table-row table:style-name="ro1">
          <table:table-cell office:value-type="string">
            <text:p>a(7)</text:p>
          </table:table-cell>
          <table:table-cell/>
          <table:table-cell office:value-type="string">
            <text:p>PD</text:p>
          </table:table-cell>
          <table:table-cell office:value-type="float" office:value="2">
            <text:p>2</text:p>
          </table:table-cell>
          <table:table-cell table:formula="of:=[.E14]+INT([.D14])" office:value-type="float" office:value="155">
            <text:p>155</text:p>
          </table:table-cell>
          <table:table-cell table:formula="of:=[.E15]+INT([.D15])-1" office:value-type="float" office:value="156">
            <text:p>156</text:p>
          </table:table-cell>
          <table:table-cell office:value-type="string">
            <text:p>Service 10 (Penalty) – Rate Code</text:p>
          </table:table-cell>
          <table:table-cell table:number-columns-repeated="1017"/>
        </table:table-row>
        <table:table-row table:style-name="ro1">
          <table:table-cell office:value-type="string">
            <text:p>b(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5]+INT([.D15])" office:value-type="float" office:value="157">
            <text:p>157</text:p>
          </table:table-cell>
          <table:table-cell table:formula="of:=[.E16]+INT([.D16])-1" office:value-type="float" office:value="160">
            <text:p>160</text:p>
          </table:table-cell>
          <table:table-cell office:value-type="string">
            <text:p>Service 1 Standard Charge</text:p>
          </table:table-cell>
          <table:table-cell table:number-columns-repeated="1017"/>
        </table:table-row>
        <table:table-row table:style-name="ro1">
          <table:table-cell office:value-type="string">
            <text:p>b(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6]+INT([.D16])" office:value-type="float" office:value="161">
            <text:p>161</text:p>
          </table:table-cell>
          <table:table-cell table:formula="of:=[.E17]+INT([.D17])-1" office:value-type="float" office:value="164">
            <text:p>164</text:p>
          </table:table-cell>
          <table:table-cell office:value-type="string">
            <text:p>Service 2 Standard Charge</text:p>
          </table:table-cell>
          <table:table-cell table:number-columns-repeated="1017"/>
        </table:table-row>
        <table:table-row table:style-name="ro1">
          <table:table-cell office:value-type="string">
            <text:p>b(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7]+INT([.D17])" office:value-type="float" office:value="165">
            <text:p>165</text:p>
          </table:table-cell>
          <table:table-cell table:formula="of:=[.E18]+INT([.D18])-1" office:value-type="float" office:value="168">
            <text:p>168</text:p>
          </table:table-cell>
          <table:table-cell office:value-type="string">
            <text:p>Service 3 Standard Charge</text:p>
          </table:table-cell>
          <table:table-cell table:number-columns-repeated="1017"/>
        </table:table-row>
        <table:table-row table:style-name="ro1">
          <table:table-cell office:value-type="string">
            <text:p>b(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8]+INT([.D18])" office:value-type="float" office:value="169">
            <text:p>169</text:p>
          </table:table-cell>
          <table:table-cell table:formula="of:=[.E19]+INT([.D19])-1" office:value-type="float" office:value="172">
            <text:p>172</text:p>
          </table:table-cell>
          <table:table-cell office:value-type="string">
            <text:p>Service 4 (Gas) – Standard Charge</text:p>
          </table:table-cell>
          <table:table-cell table:number-columns-repeated="1017"/>
        </table:table-row>
        <table:table-row table:style-name="ro1">
          <table:table-cell office:value-type="string">
            <text:p>b(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9]+INT([.D19])" office:value-type="float" office:value="173">
            <text:p>173</text:p>
          </table:table-cell>
          <table:table-cell table:formula="of:=[.E20]+INT([.D20])-1" office:value-type="float" office:value="176">
            <text:p>176</text:p>
          </table:table-cell>
          <table:table-cell office:value-type="string">
            <text:p>Service 5 Standard Charge</text:p>
          </table:table-cell>
          <table:table-cell table:number-columns-repeated="1017"/>
        </table:table-row>
        <table:table-row table:style-name="ro1">
          <table:table-cell office:value-type="string">
            <text:p>b(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0]+INT([.D20])" office:value-type="float" office:value="177">
            <text:p>177</text:p>
          </table:table-cell>
          <table:table-cell table:formula="of:=[.E21]+INT([.D21])-1" office:value-type="float" office:value="180">
            <text:p>180</text:p>
          </table:table-cell>
          <table:table-cell office:value-type="string">
            <text:p>Service 6 Standard Charge</text:p>
          </table:table-cell>
          <table:table-cell table:number-columns-repeated="1017"/>
        </table:table-row>
        <table:table-row table:style-name="ro1">
          <table:table-cell office:value-type="string">
            <text:p>b(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1]+INT([.D21])" office:value-type="float" office:value="181">
            <text:p>181</text:p>
          </table:table-cell>
          <table:table-cell table:formula="of:=[.E22]+INT([.D22])-1" office:value-type="float" office:value="184">
            <text:p>184</text:p>
          </table:table-cell>
          <table:table-cell office:value-type="string">
            <text:p>Service 7 Standard Charge</text:p>
          </table:table-cell>
          <table:table-cell table:number-columns-repeated="1017"/>
        </table:table-row>
        <table:table-row table:style-name="ro1">
          <table:table-cell office:value-type="string">
            <text:p>b(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2]+INT([.D22])" office:value-type="float" office:value="185">
            <text:p>185</text:p>
          </table:table-cell>
          <table:table-cell table:formula="of:=[.E23]+INT([.D23])-1" office:value-type="float" office:value="188">
            <text:p>188</text:p>
          </table:table-cell>
          <table:table-cell office:value-type="string">
            <text:p>Service 1 Deposit</text:p>
          </table:table-cell>
          <table:table-cell table:number-columns-repeated="1017"/>
        </table:table-row>
        <table:table-row table:style-name="ro1">
          <table:table-cell office:value-type="string">
            <text:p>b(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3]+INT([.D23])" office:value-type="float" office:value="189">
            <text:p>189</text:p>
          </table:table-cell>
          <table:table-cell table:formula="of:=[.E24]+INT([.D24])-1" office:value-type="float" office:value="192">
            <text:p>192</text:p>
          </table:table-cell>
          <table:table-cell office:value-type="string">
            <text:p>Service 2 Deposit</text:p>
          </table:table-cell>
          <table:table-cell table:number-columns-repeated="1017"/>
        </table:table-row>
        <table:table-row table:style-name="ro1">
          <table:table-cell office:value-type="string">
            <text:p>b(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4]+INT([.D24])" office:value-type="float" office:value="193">
            <text:p>193</text:p>
          </table:table-cell>
          <table:table-cell table:formula="of:=[.E25]+INT([.D25])-1" office:value-type="float" office:value="196">
            <text:p>196</text:p>
          </table:table-cell>
          <table:table-cell office:value-type="string">
            <text:p>Service 3 Deposit</text:p>
          </table:table-cell>
          <table:table-cell table:number-columns-repeated="1017"/>
        </table:table-row>
        <table:table-row table:style-name="ro1">
          <table:table-cell office:value-type="string">
            <text:p>b(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5]+INT([.D25])" office:value-type="float" office:value="197">
            <text:p>197</text:p>
          </table:table-cell>
          <table:table-cell table:formula="of:=[.E26]+INT([.D26])-1" office:value-type="float" office:value="200">
            <text:p>200</text:p>
          </table:table-cell>
          <table:table-cell office:value-type="string">
            <text:p>Service 4 Deposit</text:p>
          </table:table-cell>
          <table:table-cell table:number-columns-repeated="1017"/>
        </table:table-row>
        <table:table-row table:style-name="ro1">
          <table:table-cell office:value-type="string">
            <text:p>c(1)</text:p>
          </table:table-cell>
          <table:table-cell/>
          <table:table-cell office:value-type="string">
            <text:p>PD</text:p>
          </table:table-cell>
          <table:table-cell office:value-type="float" office:value="4">
            <text:p>4</text:p>
          </table:table-cell>
          <table:table-cell table:formula="of:=[.E26]+INT([.D26])" office:value-type="float" office:value="201">
            <text:p>201</text:p>
          </table:table-cell>
          <table:table-cell table:formula="of:=[.E27]+INT([.D27])-1" office:value-type="float" office:value="204">
            <text:p>204</text:p>
          </table:table-cell>
          <table:table-cell office:value-type="string">
            <text:p>Service 1 Deposit Date</text:p>
          </table:table-cell>
          <table:table-cell table:number-columns-repeated="1017"/>
        </table:table-row>
        <table:table-row table:style-name="ro1">
          <table:table-cell office:value-type="string">
            <text:p>c(2)</text:p>
          </table:table-cell>
          <table:table-cell/>
          <table:table-cell office:value-type="string">
            <text:p>PD</text:p>
          </table:table-cell>
          <table:table-cell office:value-type="float" office:value="4">
            <text:p>4</text:p>
          </table:table-cell>
          <table:table-cell table:formula="of:=[.E27]+INT([.D27])" office:value-type="float" office:value="205">
            <text:p>205</text:p>
          </table:table-cell>
          <table:table-cell table:formula="of:=[.E28]+INT([.D28])-1" office:value-type="float" office:value="208">
            <text:p>208</text:p>
          </table:table-cell>
          <table:table-cell office:value-type="string">
            <text:p>Service 2 Deposit Date</text:p>
          </table:table-cell>
          <table:table-cell table:number-columns-repeated="1017"/>
        </table:table-row>
        <table:table-row table:style-name="ro1">
          <table:table-cell office:value-type="string">
            <text:p>c(3)</text:p>
          </table:table-cell>
          <table:table-cell/>
          <table:table-cell office:value-type="string">
            <text:p>PD</text:p>
          </table:table-cell>
          <table:table-cell office:value-type="float" office:value="4">
            <text:p>4</text:p>
          </table:table-cell>
          <table:table-cell table:formula="of:=[.E28]+INT([.D28])" office:value-type="float" office:value="209">
            <text:p>209</text:p>
          </table:table-cell>
          <table:table-cell table:formula="of:=[.E29]+INT([.D29])-1" office:value-type="float" office:value="212">
            <text:p>212</text:p>
          </table:table-cell>
          <table:table-cell office:value-type="string">
            <text:p>Service 3 Deposit Date</text:p>
          </table:table-cell>
          <table:table-cell table:number-columns-repeated="1017"/>
        </table:table-row>
        <table:table-row table:style-name="ro1">
          <table:table-cell office:value-type="string">
            <text:p>c(4)</text:p>
          </table:table-cell>
          <table:table-cell/>
          <table:table-cell office:value-type="string">
            <text:p>PD</text:p>
          </table:table-cell>
          <table:table-cell office:value-type="float" office:value="4">
            <text:p>4</text:p>
          </table:table-cell>
          <table:table-cell table:formula="of:=[.E29]+INT([.D29])" office:value-type="float" office:value="213">
            <text:p>213</text:p>
          </table:table-cell>
          <table:table-cell table:formula="of:=[.E30]+INT([.D30])-1" office:value-type="float" office:value="216">
            <text:p>216</text:p>
          </table:table-cell>
          <table:table-cell office:value-type="string">
            <text:p>Service 4 (Gas) – Deposit Date</text:p>
          </table:table-cell>
          <table:table-cell table:number-columns-repeated="1017"/>
        </table:table-row>
        <table:table-row table:style-name="ro1">
          <table:table-cell office:value-type="string">
            <text:p>d(01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30]+INT([.D30])" office:value-type="float" office:value="217">
            <text:p>217</text:p>
          </table:table-cell>
          <table:table-cell table:formula="of:=[.E31]+INT([.D31])-1" office:value-type="float" office:value="221">
            <text:p>221</text:p>
          </table:table-cell>
          <table:table-cell office:value-type="string">
            <text:p>Service 1 (Water) – Reading – Current</text:p>
          </table:table-cell>
          <table:table-cell table:number-columns-repeated="1017"/>
        </table:table-row>
        <table:table-row table:style-name="ro1">
          <table:table-cell office:value-type="string">
            <text:p>d(02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31]+INT([.D31])" office:value-type="float" office:value="222">
            <text:p>222</text:p>
          </table:table-cell>
          <table:table-cell table:formula="of:=[.E32]+INT([.D32])-1" office:value-type="float" office:value="226">
            <text:p>226</text:p>
          </table:table-cell>
          <table:table-cell office:value-type="string">
            <text:p>Service 1 (Water) – Reading – Prior</text:p>
          </table:table-cell>
          <table:table-cell table:number-columns-repeated="1017"/>
        </table:table-row>
        <table:table-row table:style-name="ro1">
          <table:table-cell office:value-type="string">
            <text:p>d(03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32]+INT([.D32])" office:value-type="float" office:value="227">
            <text:p>227</text:p>
          </table:table-cell>
          <table:table-cell table:formula="of:=[.E33]+INT([.D33])-1" office:value-type="float" office:value="231">
            <text:p>231</text:p>
          </table:table-cell>
          <table:table-cell office:value-type="string">
            <text:p>Service 1 (Water) – Usage – Current</text:p>
          </table:table-cell>
          <table:table-cell table:number-columns-repeated="1017"/>
        </table:table-row>
        <table:table-row table:style-name="ro1">
          <table:table-cell office:value-type="string">
            <text:p>d(04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33]+INT([.D33])" office:value-type="float" office:value="232">
            <text:p>232</text:p>
          </table:table-cell>
          <table:table-cell table:formula="of:=[.E34]+INT([.D34])-1" office:value-type="float" office:value="236">
            <text:p>236</text:p>
          </table:table-cell>
          <table:table-cell office:value-type="string">
            <text:p>Service 1 (Water) – Usage – YTD</text:p>
          </table:table-cell>
          <table:table-cell table:number-columns-repeated="1017"/>
        </table:table-row>
        <table:table-row table:style-name="ro1">
          <table:table-cell office:value-type="string">
            <text:p>d(05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34]+INT([.D34])" office:value-type="float" office:value="237">
            <text:p>237</text:p>
          </table:table-cell>
          <table:table-cell table:formula="of:=[.E35]+INT([.D35])-1" office:value-type="float" office:value="241">
            <text:p>241</text:p>
          </table:table-cell>
          <table:table-cell office:value-type="string">
            <text:p>Service 3 (Electric) – Reading – Current</text:p>
          </table:table-cell>
          <table:table-cell table:number-columns-repeated="1017"/>
        </table:table-row>
        <table:table-row table:style-name="ro1">
          <table:table-cell office:value-type="string">
            <text:p>d(06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35]+INT([.D35])" office:value-type="float" office:value="242">
            <text:p>242</text:p>
          </table:table-cell>
          <table:table-cell table:formula="of:=[.E36]+INT([.D36])-1" office:value-type="float" office:value="246">
            <text:p>246</text:p>
          </table:table-cell>
          <table:table-cell office:value-type="string">
            <text:p>Service 3 (Electric) – Reading – Prior</text:p>
          </table:table-cell>
          <table:table-cell table:number-columns-repeated="1017"/>
        </table:table-row>
        <table:table-row table:style-name="ro1">
          <table:table-cell office:value-type="string">
            <text:p>d(07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36]+INT([.D36])" office:value-type="float" office:value="247">
            <text:p>247</text:p>
          </table:table-cell>
          <table:table-cell table:formula="of:=[.E37]+INT([.D37])-1" office:value-type="float" office:value="251">
            <text:p>251</text:p>
          </table:table-cell>
          <table:table-cell office:value-type="string">
            <text:p>Service 3 (Electric) – Usage – Current</text:p>
          </table:table-cell>
          <table:table-cell table:number-columns-repeated="1017"/>
        </table:table-row>
        <table:table-row table:style-name="ro1">
          <table:table-cell office:value-type="string">
            <text:p>d(08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37]+INT([.D37])" office:value-type="float" office:value="252">
            <text:p>252</text:p>
          </table:table-cell>
          <table:table-cell table:formula="of:=[.E38]+INT([.D38])-1" office:value-type="float" office:value="256">
            <text:p>256</text:p>
          </table:table-cell>
          <table:table-cell office:value-type="string">
            <text:p>Service 3 (Electric) – Usage – YTD</text:p>
          </table:table-cell>
          <table:table-cell table:number-columns-repeated="1017"/>
        </table:table-row>
        <table:table-row table:style-name="ro1">
          <table:table-cell office:value-type="string">
            <text:p>d(09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38]+INT([.D38])" office:value-type="float" office:value="257">
            <text:p>257</text:p>
          </table:table-cell>
          <table:table-cell table:formula="of:=[.E39]+INT([.D39])-1" office:value-type="float" office:value="261">
            <text:p>261</text:p>
          </table:table-cell>
          <table:table-cell office:value-type="string">
            <text:p>Service 4 (Gas) – Reading - Current </text:p>
          </table:table-cell>
          <table:table-cell table:number-columns-repeated="1017"/>
        </table:table-row>
        <table:table-row table:style-name="ro1">
          <table:table-cell office:value-type="string">
            <text:p>d(10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39]+INT([.D39])" office:value-type="float" office:value="262">
            <text:p>262</text:p>
          </table:table-cell>
          <table:table-cell table:formula="of:=[.E40]+INT([.D40])-1" office:value-type="float" office:value="266">
            <text:p>266</text:p>
          </table:table-cell>
          <table:table-cell office:value-type="string">
            <text:p>Service 4 (Gas) – Reading - Prior</text:p>
          </table:table-cell>
          <table:table-cell table:number-columns-repeated="1017"/>
        </table:table-row>
        <table:table-row table:style-name="ro1">
          <table:table-cell office:value-type="string">
            <text:p>d(11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40]+INT([.D40])" office:value-type="float" office:value="267">
            <text:p>267</text:p>
          </table:table-cell>
          <table:table-cell table:formula="of:=[.E41]+INT([.D41])-1" office:value-type="float" office:value="271">
            <text:p>271</text:p>
          </table:table-cell>
          <table:table-cell office:value-type="string">
            <text:p>Service 4 (Gas) – Usage – Current</text:p>
          </table:table-cell>
          <table:table-cell table:number-columns-repeated="1017"/>
        </table:table-row>
        <table:table-row table:style-name="ro1">
          <table:table-cell office:value-type="string">
            <text:p>d(12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41]+INT([.D41])" office:value-type="float" office:value="272">
            <text:p>272</text:p>
          </table:table-cell>
          <table:table-cell table:formula="of:=[.E42]+INT([.D42])-1" office:value-type="float" office:value="276">
            <text:p>276</text:p>
          </table:table-cell>
          <table:table-cell office:value-type="string">
            <text:p>Service 4 (Gas) – Usage – YTD</text:p>
          </table:table-cell>
          <table:table-cell table:number-columns-repeated="1017"/>
        </table:table-row>
        <table:table-row table:style-name="ro1">
          <table:table-cell office:value-type="string">
            <text:p>d(13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42]+INT([.D42])" office:value-type="float" office:value="277">
            <text:p>277</text:p>
          </table:table-cell>
          <table:table-cell table:formula="of:=[.E43]+INT([.D43])-1" office:value-type="float" office:value="281">
            <text:p>281</text:p>
          </table:table-cell>
          <table:table-cell office:value-type="string">
            <text:p>Service 1 (Water) – Unit Count</text:p>
          </table:table-cell>
          <table:table-cell table:number-columns-repeated="1017"/>
        </table:table-row>
        <table:table-row table:style-name="ro1">
          <table:table-cell office:value-type="string">
            <text:p>d(14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43]+INT([.D43])" office:value-type="float" office:value="282">
            <text:p>282</text:p>
          </table:table-cell>
          <table:table-cell table:formula="of:=[.E44]+INT([.D44])-1" office:value-type="float" office:value="286">
            <text:p>286</text:p>
          </table:table-cell>
          <table:table-cell office:value-type="string">
            <text:p>Demand Multiplier</text:p>
          </table:table-cell>
          <table:table-cell table:number-columns-repeated="1017"/>
        </table:table-row>
        <table:table-row table:style-name="ro1">
          <table:table-cell office:value-type="string">
            <text:p>d(15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44]+INT([.D44])" office:value-type="float" office:value="287">
            <text:p>287</text:p>
          </table:table-cell>
          <table:table-cell table:formula="of:=[.E45]+INT([.D45])-1" office:value-type="float" office:value="291">
            <text:p>291</text:p>
          </table:table-cell>
          <table:table-cell office:value-type="string">
            <text:p>Demand Reading</text:p>
          </table:table-cell>
          <table:table-cell table:number-columns-repeated="1017"/>
        </table:table-row>
        <table:table-row table:style-name="ro1">
          <table:table-cell office:value-type="string">
            <text:p>bal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45]+INT([.D45])" office:value-type="float" office:value="292">
            <text:p>292</text:p>
          </table:table-cell>
          <table:table-cell table:formula="of:=[.E46]+INT([.D46])-1" office:value-type="float" office:value="295">
            <text:p>295</text:p>
          </table:table-cell>
          <table:table-cell office:value-type="string">
            <text:p>Current Balance</text:p>
          </table:table-cell>
          <table:table-cell table:number-columns-repeated="1017"/>
        </table:table-row>
        <table:table-row table:style-name="ro1">
          <table:table-cell office:value-type="string">
            <text:p>f</text:p>
          </table:table-cell>
          <table:table-cell/>
          <table:table-cell office:value-type="string">
            <text:p>PD</text:p>
          </table:table-cell>
          <table:table-cell office:value-type="float" office:value="4">
            <text:p>4</text:p>
          </table:table-cell>
          <table:table-cell table:formula="of:=[.E46]+INT([.D46])" office:value-type="float" office:value="296">
            <text:p>296</text:p>
          </table:table-cell>
          <table:table-cell table:formula="of:=[.E47]+INT([.D47])-1" office:value-type="float" office:value="299">
            <text:p>299</text:p>
          </table:table-cell>
          <table:table-cell office:value-type="string">
            <text:p>Date of Charge</text:p>
          </table:table-cell>
          <table:table-cell table:number-columns-repeated="1017"/>
        </table:table-row>
        <table:table-row table:style-name="ro1">
          <table:table-cell office:value-type="string">
            <text:p>g(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47]+INT([.D47])" office:value-type="float" office:value="300">
            <text:p>300</text:p>
          </table:table-cell>
          <table:table-cell table:formula="of:=[.E48]+INT([.D48])-1" office:value-type="float" office:value="303">
            <text:p>303</text:p>
          </table:table-cell>
          <table:table-cell office:value-type="string">
            <text:p>Service 1 Charge</text:p>
          </table:table-cell>
          <table:table-cell table:number-columns-repeated="1017"/>
        </table:table-row>
        <table:table-row table:style-name="ro1">
          <table:table-cell office:value-type="string">
            <text:p>g(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48]+INT([.D48])" office:value-type="float" office:value="304">
            <text:p>304</text:p>
          </table:table-cell>
          <table:table-cell table:formula="of:=[.E49]+INT([.D49])-1" office:value-type="float" office:value="307">
            <text:p>307</text:p>
          </table:table-cell>
          <table:table-cell office:value-type="string">
            <text:p>Service 2 Charge</text:p>
          </table:table-cell>
          <table:table-cell table:number-columns-repeated="1017"/>
        </table:table-row>
        <table:table-row table:style-name="ro1">
          <table:table-cell office:value-type="string">
            <text:p>g(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49]+INT([.D49])" office:value-type="float" office:value="308">
            <text:p>308</text:p>
          </table:table-cell>
          <table:table-cell table:formula="of:=[.E50]+INT([.D50])-1" office:value-type="float" office:value="311">
            <text:p>311</text:p>
          </table:table-cell>
          <table:table-cell office:value-type="string">
            <text:p>Current Bill – Service 3 (Electric)</text:p>
          </table:table-cell>
          <table:table-cell table:number-columns-repeated="1017"/>
        </table:table-row>
        <table:table-row table:style-name="ro1">
          <table:table-cell office:value-type="string">
            <text:p>g(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50]+INT([.D50])" office:value-type="float" office:value="312">
            <text:p>312</text:p>
          </table:table-cell>
          <table:table-cell table:formula="of:=[.E51]+INT([.D51])-1" office:value-type="float" office:value="315">
            <text:p>315</text:p>
          </table:table-cell>
          <table:table-cell office:value-type="string">
            <text:p>Current Bill – Service 4 (Gas)</text:p>
          </table:table-cell>
          <table:table-cell table:number-columns-repeated="1017"/>
        </table:table-row>
        <table:table-row table:style-name="ro1">
          <table:table-cell office:value-type="string">
            <text:p>g(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51]+INT([.D51])" office:value-type="float" office:value="316">
            <text:p>316</text:p>
          </table:table-cell>
          <table:table-cell table:formula="of:=[.E52]+INT([.D52])-1" office:value-type="float" office:value="319">
            <text:p>319</text:p>
          </table:table-cell>
          <table:table-cell office:value-type="string">
            <text:p>Service 5 Charge</text:p>
          </table:table-cell>
          <table:table-cell table:number-columns-repeated="1017"/>
        </table:table-row>
        <table:table-row table:style-name="ro1">
          <table:table-cell office:value-type="string">
            <text:p>g(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52]+INT([.D52])" office:value-type="float" office:value="320">
            <text:p>320</text:p>
          </table:table-cell>
          <table:table-cell table:formula="of:=[.E53]+INT([.D53])-1" office:value-type="float" office:value="323">
            <text:p>323</text:p>
          </table:table-cell>
          <table:table-cell office:value-type="string">
            <text:p>Service 6 Charge</text:p>
          </table:table-cell>
          <table:table-cell table:number-columns-repeated="1017"/>
        </table:table-row>
        <table:table-row table:style-name="ro1">
          <table:table-cell office:value-type="string">
            <text:p>g(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53]+INT([.D53])" office:value-type="float" office:value="324">
            <text:p>324</text:p>
          </table:table-cell>
          <table:table-cell table:formula="of:=[.E54]+INT([.D54])-1" office:value-type="float" office:value="327">
            <text:p>327</text:p>
          </table:table-cell>
          <table:table-cell office:value-type="string">
            <text:p>Service 7 Charge</text:p>
          </table:table-cell>
          <table:table-cell table:number-columns-repeated="1017"/>
        </table:table-row>
        <table:table-row table:style-name="ro1">
          <table:table-cell office:value-type="string">
            <text:p>g(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54]+INT([.D54])" office:value-type="float" office:value="328">
            <text:p>328</text:p>
          </table:table-cell>
          <table:table-cell table:formula="of:=[.E55]+INT([.D55])-1" office:value-type="float" office:value="331">
            <text:p>331</text:p>
          </table:table-cell>
          <table:table-cell office:value-type="string">
            <text:p>Service 8 Charge</text:p>
          </table:table-cell>
          <table:table-cell table:number-columns-repeated="1017"/>
        </table:table-row>
        <table:table-row table:style-name="ro1">
          <table:table-cell office:value-type="string">
            <text:p>g(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55]+INT([.D55])" office:value-type="float" office:value="332">
            <text:p>332</text:p>
          </table:table-cell>
          <table:table-cell table:formula="of:=[.E56]+INT([.D56])-1" office:value-type="float" office:value="335">
            <text:p>335</text:p>
          </table:table-cell>
          <table:table-cell office:value-type="string">
            <text:p>Service 9 Charge</text:p>
          </table:table-cell>
          <table:table-cell table:number-columns-repeated="1017"/>
        </table:table-row>
        <table:table-row table:style-name="ro1">
          <table:table-cell office:value-type="string">
            <text:p>g(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56]+INT([.D56])" office:value-type="float" office:value="336">
            <text:p>336</text:p>
          </table:table-cell>
          <table:table-cell table:formula="of:=[.E57]+INT([.D57])-1" office:value-type="float" office:value="339">
            <text:p>339</text:p>
          </table:table-cell>
          <table:table-cell office:value-type="string">
            <text:p>Current Bill – Service 10? (Penalty)</text:p>
          </table:table-cell>
          <table:table-cell table:number-columns-repeated="1017"/>
        </table:table-row>
        <table:table-row table:style-name="ro1">
          <table:table-cell office:value-type="string">
            <text:p>g(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57]+INT([.D57])" office:value-type="float" office:value="340">
            <text:p>340</text:p>
          </table:table-cell>
          <table:table-cell table:formula="of:=[.E58]+INT([.D58])-1" office:value-type="float" office:value="343">
            <text:p>343</text:p>
          </table:table-cell>
          <table:table-cell office:value-type="string">
            <text:p>Current Bill – Net Bill</text:p>
          </table:table-cell>
          <table:table-cell table:number-columns-repeated="1017"/>
        </table:table-row>
        <table:table-row table:style-name="ro1">
          <table:table-cell office:value-type="string">
            <text:p>g(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58]+INT([.D58])" office:value-type="float" office:value="344">
            <text:p>344</text:p>
          </table:table-cell>
          <table:table-cell table:formula="of:=[.E59]+INT([.D59])-1" office:value-type="float" office:value="347">
            <text:p>347</text:p>
          </table:table-cell>
          <table:table-cell office:value-type="string">
            <text:p>Current Bill – Gross Bill</text:p>
          </table:table-cell>
          <table:table-cell table:number-columns-repeated="1017"/>
        </table:table-row>
        <table:table-row table:style-name="ro1">
          <table:table-cell office:value-type="string">
            <text:p>adr(1)</text:p>
          </table:table-cell>
          <table:table-cell/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[.E59]+INT([.D59])" office:value-type="float" office:value="348">
            <text:p>348</text:p>
          </table:table-cell>
          <table:table-cell table:formula="of:=[.E60]+INT([.D60])-1" office:value-type="float" office:value="350">
            <text:p>350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adr(2)</text:p>
          </table:table-cell>
          <table:table-cell/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[.E60]+INT([.D60])" office:value-type="float" office:value="351">
            <text:p>351</text:p>
          </table:table-cell>
          <table:table-cell table:formula="of:=[.E61]+INT([.D61])-1" office:value-type="float" office:value="353">
            <text:p>35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alp$</text:p>
          </table:table-cell>
          <table:table-cell/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table:formula="of:=[.E61]+INT([.D61])" office:value-type="float" office:value="354">
            <text:p>354</text:p>
          </table:table-cell>
          <table:table-cell table:formula="of:=[.E62]+INT([.D62])-1" office:value-type="float" office:value="360">
            <text:p>360</text:p>
          </table:table-cell>
          <table:table-cell office:value-type="string">
            <text:p>Alpha Sort Field</text:p>
          </table:table-cell>
          <table:table-cell table:number-columns-repeated="1017"/>
        </table:table-row>
        <table:table-row table:style-name="ro1">
          <table:table-cell office:value-type="string">
            <text:p>f$(2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62]+INT([.D62])" office:value-type="float" office:value="361">
            <text:p>361</text:p>
          </table:table-cell>
          <table:table-cell table:formula="of:=[.E63]+INT([.D63])-1" office:value-type="float" office:value="372">
            <text:p>372</text:p>
          </table:table-cell>
          <table:table-cell office:value-type="string">
            <text:p>Service 3 (Electric) - Meter Number</text:p>
          </table:table-cell>
          <table:table-cell table:number-columns-repeated="1017"/>
        </table:table-row>
        <table:table-row table:style-name="ro3">
          <table:table-cell office:value-type="string">
            <text:p>f$(3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63]+INT([.D63])" office:value-type="float" office:value="373">
            <text:p>373</text:p>
          </table:table-cell>
          <table:table-cell table:formula="of:=[.E64]+INT([.D64])-1" office:value-type="float" office:value="384">
            <text:p>384</text:p>
          </table:table-cell>
          <table:table-cell office:value-type="string">
            <text:p>Service 4 (Gas) – Meter Number</text:p>
          </table:table-cell>
          <table:table-cell table:number-columns-repeated="1017"/>
        </table:table-row>
        <table:table-row table:style-name="ro1">
          <table:table-cell office:value-type="string">
            <text:p>bra</text:p>
          </table:table-cell>
          <table:table-cell/>
          <table:table-cell office:value-type="string">
            <text:p>pd</text:p>
          </table:table-cell>
          <table:table-cell office:value-type="float" office:value="3">
            <text:p>3</text:p>
          </table:table-cell>
          <table:table-cell table:formula="of:=[.E64]+INT([.D64])" office:value-type="float" office:value="385">
            <text:p>385</text:p>
          </table:table-cell>
          <table:table-cell table:formula="of:=[.E65]+INT([.D65])-1" office:value-type="float" office:value="387">
            <text:p>387</text:p>
          </table:table-cell>
          <table:table-cell office:value-type="string">
            <text:p>(unused)</text:p>
          </table:table-cell>
          <table:table-cell office:value-type="string">
            <text:p>(USED TO BE ALTERNATE BILLING ADDRESS – NOW THAT'S EXTRA(22))</text:p>
          </table:table-cell>
          <table:table-cell table:number-columns-repeated="1016"/>
        </table:table-row>
        <table:table-row table:style-name="ro1">
          <table:table-cell office:value-type="string">
            <text:p>gb(01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65]+INT([.D65])" office:value-type="float" office:value="388">
            <text:p>388</text:p>
          </table:table-cell>
          <table:table-cell table:formula="of:=[.E66]+INT([.D66])-1" office:value-type="float" office:value="392">
            <text:p>392</text:p>
          </table:table-cell>
          <table:table-cell office:value-type="string">
            <text:p>Service 1 Breakdown</text:p>
          </table:table-cell>
          <table:table-cell table:number-columns-repeated="1017"/>
        </table:table-row>
        <table:table-row table:style-name="ro1">
          <table:table-cell office:value-type="string">
            <text:p>gb(02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66]+INT([.D66])" office:value-type="float" office:value="393">
            <text:p>393</text:p>
          </table:table-cell>
          <table:table-cell table:formula="of:=[.E67]+INT([.D67])-1" office:value-type="float" office:value="397">
            <text:p>397</text:p>
          </table:table-cell>
          <table:table-cell office:value-type="string">
            <text:p>Service 2 Breakdown</text:p>
          </table:table-cell>
          <table:table-cell table:number-columns-repeated="1017"/>
        </table:table-row>
        <table:table-row table:style-name="ro1">
          <table:table-cell office:value-type="string">
            <text:p>gb(03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67]+INT([.D67])" office:value-type="float" office:value="398">
            <text:p>398</text:p>
          </table:table-cell>
          <table:table-cell table:formula="of:=[.E68]+INT([.D68])-1" office:value-type="float" office:value="402">
            <text:p>402</text:p>
          </table:table-cell>
          <table:table-cell office:value-type="string">
            <text:p>Service 3 Breakdown</text:p>
          </table:table-cell>
          <table:table-cell table:number-columns-repeated="1017"/>
        </table:table-row>
        <table:table-row table:style-name="ro1">
          <table:table-cell office:value-type="string">
            <text:p>gb(04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68]+INT([.D68])" office:value-type="float" office:value="403">
            <text:p>403</text:p>
          </table:table-cell>
          <table:table-cell table:formula="of:=[.E69]+INT([.D69])-1" office:value-type="float" office:value="407">
            <text:p>407</text:p>
          </table:table-cell>
          <table:table-cell office:value-type="string">
            <text:p>Service 4 Breakdown</text:p>
          </table:table-cell>
          <table:table-cell table:number-columns-repeated="1017"/>
        </table:table-row>
        <table:table-row table:style-name="ro1">
          <table:table-cell office:value-type="string">
            <text:p>gb(05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69]+INT([.D69])" office:value-type="float" office:value="408">
            <text:p>408</text:p>
          </table:table-cell>
          <table:table-cell table:formula="of:=[.E70]+INT([.D70])-1" office:value-type="float" office:value="412">
            <text:p>412</text:p>
          </table:table-cell>
          <table:table-cell office:value-type="string">
            <text:p>Service 5 Breakdown</text:p>
          </table:table-cell>
          <table:table-cell table:number-columns-repeated="1017"/>
        </table:table-row>
        <table:table-row table:style-name="ro1">
          <table:table-cell office:value-type="string">
            <text:p>gb(06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70]+INT([.D70])" office:value-type="float" office:value="413">
            <text:p>413</text:p>
          </table:table-cell>
          <table:table-cell table:formula="of:=[.E71]+INT([.D71])-1" office:value-type="float" office:value="417">
            <text:p>417</text:p>
          </table:table-cell>
          <table:table-cell office:value-type="string">
            <text:p>Service 6 Breakdown</text:p>
          </table:table-cell>
          <table:table-cell table:number-columns-repeated="1017"/>
        </table:table-row>
        <table:table-row table:style-name="ro1">
          <table:table-cell office:value-type="string">
            <text:p>gb(07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71]+INT([.D71])" office:value-type="float" office:value="418">
            <text:p>418</text:p>
          </table:table-cell>
          <table:table-cell table:formula="of:=[.E72]+INT([.D72])-1" office:value-type="float" office:value="422">
            <text:p>422</text:p>
          </table:table-cell>
          <table:table-cell office:value-type="string">
            <text:p>Service 7 Breakdown</text:p>
          </table:table-cell>
          <table:table-cell table:number-columns-repeated="1017"/>
        </table:table-row>
        <table:table-row table:style-name="ro1">
          <table:table-cell office:value-type="string">
            <text:p>gb(08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72]+INT([.D72])" office:value-type="float" office:value="423">
            <text:p>423</text:p>
          </table:table-cell>
          <table:table-cell table:formula="of:=[.E73]+INT([.D73])-1" office:value-type="float" office:value="427">
            <text:p>427</text:p>
          </table:table-cell>
          <table:table-cell office:value-type="string">
            <text:p>Service 8 Breakdown</text:p>
          </table:table-cell>
          <table:table-cell table:number-columns-repeated="1017"/>
        </table:table-row>
        <table:table-row table:style-name="ro1">
          <table:table-cell office:value-type="string">
            <text:p>gb(09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73]+INT([.D73])" office:value-type="float" office:value="428">
            <text:p>428</text:p>
          </table:table-cell>
          <table:table-cell table:formula="of:=[.E74]+INT([.D74])-1" office:value-type="float" office:value="432">
            <text:p>432</text:p>
          </table:table-cell>
          <table:table-cell office:value-type="string">
            <text:p>Service 9 Breakdown</text:p>
          </table:table-cell>
          <table:table-cell table:number-columns-repeated="1017"/>
        </table:table-row>
        <table:table-row table:style-name="ro1">
          <table:table-cell office:value-type="string">
            <text:p>gb(10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74]+INT([.D74])" office:value-type="float" office:value="433">
            <text:p>433</text:p>
          </table:table-cell>
          <table:table-cell table:formula="of:=[.E75]+INT([.D75])-1" office:value-type="float" office:value="437">
            <text:p>437</text:p>
          </table:table-cell>
          <table:table-cell office:value-type="string">
            <text:p>Service 10 Breakdown</text:p>
          </table:table-cell>
          <table:table-cell table:number-columns-repeated="1017"/>
        </table:table-row>
        <table:table-row table:style-name="ro1">
          <table:table-cell office:value-type="string">
            <text:p>rw4(01,01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75]+INT([.D75])" office:value-type="float" office:value="438">
            <text:p>438</text:p>
          </table:table-cell>
          <table:table-cell table:formula="of:=[.E76]+INT([.D76])-1" office:value-type="float" office:value="442">
            <text:p>44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1,02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76]+INT([.D76])" office:value-type="float" office:value="443">
            <text:p>443</text:p>
          </table:table-cell>
          <table:table-cell table:formula="of:=[.E77]+INT([.D77])-1" office:value-type="float" office:value="447">
            <text:p>44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1,03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77]+INT([.D77])" office:value-type="float" office:value="448">
            <text:p>448</text:p>
          </table:table-cell>
          <table:table-cell table:formula="of:=[.E78]+INT([.D78])-1" office:value-type="float" office:value="452">
            <text:p>45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1,04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78]+INT([.D78])" office:value-type="float" office:value="453">
            <text:p>453</text:p>
          </table:table-cell>
          <table:table-cell table:formula="of:=[.E79]+INT([.D79])-1" office:value-type="float" office:value="457">
            <text:p>45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1,05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79]+INT([.D79])" office:value-type="float" office:value="458">
            <text:p>458</text:p>
          </table:table-cell>
          <table:table-cell table:formula="of:=[.E80]+INT([.D80])-1" office:value-type="float" office:value="462">
            <text:p>46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1,06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80]+INT([.D80])" office:value-type="float" office:value="463">
            <text:p>463</text:p>
          </table:table-cell>
          <table:table-cell table:formula="of:=[.E81]+INT([.D81])-1" office:value-type="float" office:value="467">
            <text:p>46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1,07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81]+INT([.D81])" office:value-type="float" office:value="468">
            <text:p>468</text:p>
          </table:table-cell>
          <table:table-cell table:formula="of:=[.E82]+INT([.D82])-1" office:value-type="float" office:value="472">
            <text:p>47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1,08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82]+INT([.D82])" office:value-type="float" office:value="473">
            <text:p>473</text:p>
          </table:table-cell>
          <table:table-cell table:formula="of:=[.E83]+INT([.D83])-1" office:value-type="float" office:value="477">
            <text:p>47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1,09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83]+INT([.D83])" office:value-type="float" office:value="478">
            <text:p>478</text:p>
          </table:table-cell>
          <table:table-cell table:formula="of:=[.E84]+INT([.D84])-1" office:value-type="float" office:value="482">
            <text:p>48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1,10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84]+INT([.D84])" office:value-type="float" office:value="483">
            <text:p>483</text:p>
          </table:table-cell>
          <table:table-cell table:formula="of:=[.E85]+INT([.D85])-1" office:value-type="float" office:value="487">
            <text:p>48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1,11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85]+INT([.D85])" office:value-type="float" office:value="488">
            <text:p>488</text:p>
          </table:table-cell>
          <table:table-cell table:formula="of:=[.E86]+INT([.D86])-1" office:value-type="float" office:value="492">
            <text:p>49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1,12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86]+INT([.D86])" office:value-type="float" office:value="493">
            <text:p>493</text:p>
          </table:table-cell>
          <table:table-cell table:formula="of:=[.E87]+INT([.D87])-1" office:value-type="float" office:value="497">
            <text:p>49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1,13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87]+INT([.D87])" office:value-type="float" office:value="498">
            <text:p>498</text:p>
          </table:table-cell>
          <table:table-cell table:formula="of:=[.E88]+INT([.D88])-1" office:value-type="float" office:value="502">
            <text:p>50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2,01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88]+INT([.D88])" office:value-type="float" office:value="503">
            <text:p>503</text:p>
          </table:table-cell>
          <table:table-cell table:formula="of:=[.E89]+INT([.D89])-1" office:value-type="float" office:value="507">
            <text:p>50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2,02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89]+INT([.D89])" office:value-type="float" office:value="508">
            <text:p>508</text:p>
          </table:table-cell>
          <table:table-cell table:formula="of:=[.E90]+INT([.D90])-1" office:value-type="float" office:value="512">
            <text:p>51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2,03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90]+INT([.D90])" office:value-type="float" office:value="513">
            <text:p>513</text:p>
          </table:table-cell>
          <table:table-cell table:formula="of:=[.E91]+INT([.D91])-1" office:value-type="float" office:value="517">
            <text:p>51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2,04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91]+INT([.D91])" office:value-type="float" office:value="518">
            <text:p>518</text:p>
          </table:table-cell>
          <table:table-cell table:formula="of:=[.E92]+INT([.D92])-1" office:value-type="float" office:value="522">
            <text:p>52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2,05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92]+INT([.D92])" office:value-type="float" office:value="523">
            <text:p>523</text:p>
          </table:table-cell>
          <table:table-cell table:formula="of:=[.E93]+INT([.D93])-1" office:value-type="float" office:value="527">
            <text:p>52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2,06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93]+INT([.D93])" office:value-type="float" office:value="528">
            <text:p>528</text:p>
          </table:table-cell>
          <table:table-cell table:formula="of:=[.E94]+INT([.D94])-1" office:value-type="float" office:value="532">
            <text:p>53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2,07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94]+INT([.D94])" office:value-type="float" office:value="533">
            <text:p>533</text:p>
          </table:table-cell>
          <table:table-cell table:formula="of:=[.E95]+INT([.D95])-1" office:value-type="float" office:value="537">
            <text:p>53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2,08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95]+INT([.D95])" office:value-type="float" office:value="538">
            <text:p>538</text:p>
          </table:table-cell>
          <table:table-cell table:formula="of:=[.E96]+INT([.D96])-1" office:value-type="float" office:value="542">
            <text:p>54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2,09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96]+INT([.D96])" office:value-type="float" office:value="543">
            <text:p>543</text:p>
          </table:table-cell>
          <table:table-cell table:formula="of:=[.E97]+INT([.D97])-1" office:value-type="float" office:value="547">
            <text:p>54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2,10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97]+INT([.D97])" office:value-type="float" office:value="548">
            <text:p>548</text:p>
          </table:table-cell>
          <table:table-cell table:formula="of:=[.E98]+INT([.D98])-1" office:value-type="float" office:value="552">
            <text:p>55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2,11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98]+INT([.D98])" office:value-type="float" office:value="553">
            <text:p>553</text:p>
          </table:table-cell>
          <table:table-cell table:formula="of:=[.E99]+INT([.D99])-1" office:value-type="float" office:value="557">
            <text:p>55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2,12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99]+INT([.D99])" office:value-type="float" office:value="558">
            <text:p>558</text:p>
          </table:table-cell>
          <table:table-cell table:formula="of:=[.E100]+INT([.D100])-1" office:value-type="float" office:value="562">
            <text:p>56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2,13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00]+INT([.D100])" office:value-type="float" office:value="563">
            <text:p>563</text:p>
          </table:table-cell>
          <table:table-cell table:formula="of:=[.E101]+INT([.D101])-1" office:value-type="float" office:value="567">
            <text:p>56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3,01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01]+INT([.D101])" office:value-type="float" office:value="568">
            <text:p>568</text:p>
          </table:table-cell>
          <table:table-cell table:formula="of:=[.E102]+INT([.D102])-1" office:value-type="float" office:value="572">
            <text:p>57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3,02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02]+INT([.D102])" office:value-type="float" office:value="573">
            <text:p>573</text:p>
          </table:table-cell>
          <table:table-cell table:formula="of:=[.E103]+INT([.D103])-1" office:value-type="float" office:value="577">
            <text:p>57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3,03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03]+INT([.D103])" office:value-type="float" office:value="578">
            <text:p>578</text:p>
          </table:table-cell>
          <table:table-cell table:formula="of:=[.E104]+INT([.D104])-1" office:value-type="float" office:value="582">
            <text:p>58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3,04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04]+INT([.D104])" office:value-type="float" office:value="583">
            <text:p>583</text:p>
          </table:table-cell>
          <table:table-cell table:formula="of:=[.E105]+INT([.D105])-1" office:value-type="float" office:value="587">
            <text:p>58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3,05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05]+INT([.D105])" office:value-type="float" office:value="588">
            <text:p>588</text:p>
          </table:table-cell>
          <table:table-cell table:formula="of:=[.E106]+INT([.D106])-1" office:value-type="float" office:value="592">
            <text:p>59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3,06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06]+INT([.D106])" office:value-type="float" office:value="593">
            <text:p>593</text:p>
          </table:table-cell>
          <table:table-cell table:formula="of:=[.E107]+INT([.D107])-1" office:value-type="float" office:value="597">
            <text:p>59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3,07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07]+INT([.D107])" office:value-type="float" office:value="598">
            <text:p>598</text:p>
          </table:table-cell>
          <table:table-cell table:formula="of:=[.E108]+INT([.D108])-1" office:value-type="float" office:value="602">
            <text:p>60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3,08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08]+INT([.D108])" office:value-type="float" office:value="603">
            <text:p>603</text:p>
          </table:table-cell>
          <table:table-cell table:formula="of:=[.E109]+INT([.D109])-1" office:value-type="float" office:value="607">
            <text:p>60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3,09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09]+INT([.D109])" office:value-type="float" office:value="608">
            <text:p>608</text:p>
          </table:table-cell>
          <table:table-cell table:formula="of:=[.E110]+INT([.D110])-1" office:value-type="float" office:value="612">
            <text:p>61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3,10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10]+INT([.D110])" office:value-type="float" office:value="613">
            <text:p>613</text:p>
          </table:table-cell>
          <table:table-cell table:formula="of:=[.E111]+INT([.D111])-1" office:value-type="float" office:value="617">
            <text:p>61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3,11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11]+INT([.D111])" office:value-type="float" office:value="618">
            <text:p>618</text:p>
          </table:table-cell>
          <table:table-cell table:formula="of:=[.E112]+INT([.D112])-1" office:value-type="float" office:value="622">
            <text:p>62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3,12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12]+INT([.D112])" office:value-type="float" office:value="623">
            <text:p>623</text:p>
          </table:table-cell>
          <table:table-cell table:formula="of:=[.E113]+INT([.D113])-1" office:value-type="float" office:value="627">
            <text:p>62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3,13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13]+INT([.D113])" office:value-type="float" office:value="628">
            <text:p>628</text:p>
          </table:table-cell>
          <table:table-cell table:formula="of:=[.E114]+INT([.D114])-1" office:value-type="float" office:value="632">
            <text:p>63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4,01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14]+INT([.D114])" office:value-type="float" office:value="633">
            <text:p>633</text:p>
          </table:table-cell>
          <table:table-cell table:formula="of:=[.E115]+INT([.D115])-1" office:value-type="float" office:value="637">
            <text:p>63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4,02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15]+INT([.D115])" office:value-type="float" office:value="638">
            <text:p>638</text:p>
          </table:table-cell>
          <table:table-cell table:formula="of:=[.E116]+INT([.D116])-1" office:value-type="float" office:value="642">
            <text:p>64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4,03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16]+INT([.D116])" office:value-type="float" office:value="643">
            <text:p>643</text:p>
          </table:table-cell>
          <table:table-cell table:formula="of:=[.E117]+INT([.D117])-1" office:value-type="float" office:value="647">
            <text:p>64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4,04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17]+INT([.D117])" office:value-type="float" office:value="648">
            <text:p>648</text:p>
          </table:table-cell>
          <table:table-cell table:formula="of:=[.E118]+INT([.D118])-1" office:value-type="float" office:value="652">
            <text:p>65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4,05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18]+INT([.D118])" office:value-type="float" office:value="653">
            <text:p>653</text:p>
          </table:table-cell>
          <table:table-cell table:formula="of:=[.E119]+INT([.D119])-1" office:value-type="float" office:value="657">
            <text:p>65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4,06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19]+INT([.D119])" office:value-type="float" office:value="658">
            <text:p>658</text:p>
          </table:table-cell>
          <table:table-cell table:formula="of:=[.E120]+INT([.D120])-1" office:value-type="float" office:value="662">
            <text:p>66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4,07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20]+INT([.D120])" office:value-type="float" office:value="663">
            <text:p>663</text:p>
          </table:table-cell>
          <table:table-cell table:formula="of:=[.E121]+INT([.D121])-1" office:value-type="float" office:value="667">
            <text:p>66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4,08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21]+INT([.D121])" office:value-type="float" office:value="668">
            <text:p>668</text:p>
          </table:table-cell>
          <table:table-cell table:formula="of:=[.E122]+INT([.D122])-1" office:value-type="float" office:value="672">
            <text:p>67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4,09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22]+INT([.D122])" office:value-type="float" office:value="673">
            <text:p>673</text:p>
          </table:table-cell>
          <table:table-cell table:formula="of:=[.E123]+INT([.D123])-1" office:value-type="float" office:value="677">
            <text:p>67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4,10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23]+INT([.D123])" office:value-type="float" office:value="678">
            <text:p>678</text:p>
          </table:table-cell>
          <table:table-cell table:formula="of:=[.E124]+INT([.D124])-1" office:value-type="float" office:value="682">
            <text:p>68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4,11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24]+INT([.D124])" office:value-type="float" office:value="683">
            <text:p>683</text:p>
          </table:table-cell>
          <table:table-cell table:formula="of:=[.E125]+INT([.D125])-1" office:value-type="float" office:value="687">
            <text:p>68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4,12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25]+INT([.D125])" office:value-type="float" office:value="688">
            <text:p>688</text:p>
          </table:table-cell>
          <table:table-cell table:formula="of:=[.E126]+INT([.D126])-1" office:value-type="float" office:value="692">
            <text:p>69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4,13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26]+INT([.D126])" office:value-type="float" office:value="693">
            <text:p>693</text:p>
          </table:table-cell>
          <table:table-cell table:formula="of:=[.E127]+INT([.D127])-1" office:value-type="float" office:value="697">
            <text:p>69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5,01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27]+INT([.D127])" office:value-type="float" office:value="698">
            <text:p>698</text:p>
          </table:table-cell>
          <table:table-cell table:formula="of:=[.E128]+INT([.D128])-1" office:value-type="float" office:value="702">
            <text:p>70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5,02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28]+INT([.D128])" office:value-type="float" office:value="703">
            <text:p>703</text:p>
          </table:table-cell>
          <table:table-cell table:formula="of:=[.E129]+INT([.D129])-1" office:value-type="float" office:value="707">
            <text:p>70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5,03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29]+INT([.D129])" office:value-type="float" office:value="708">
            <text:p>708</text:p>
          </table:table-cell>
          <table:table-cell table:formula="of:=[.E130]+INT([.D130])-1" office:value-type="float" office:value="712">
            <text:p>71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5,04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30]+INT([.D130])" office:value-type="float" office:value="713">
            <text:p>713</text:p>
          </table:table-cell>
          <table:table-cell table:formula="of:=[.E131]+INT([.D131])-1" office:value-type="float" office:value="717">
            <text:p>71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5,05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31]+INT([.D131])" office:value-type="float" office:value="718">
            <text:p>718</text:p>
          </table:table-cell>
          <table:table-cell table:formula="of:=[.E132]+INT([.D132])-1" office:value-type="float" office:value="722">
            <text:p>72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5,06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32]+INT([.D132])" office:value-type="float" office:value="723">
            <text:p>723</text:p>
          </table:table-cell>
          <table:table-cell table:formula="of:=[.E133]+INT([.D133])-1" office:value-type="float" office:value="727">
            <text:p>72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5,07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33]+INT([.D133])" office:value-type="float" office:value="728">
            <text:p>728</text:p>
          </table:table-cell>
          <table:table-cell table:formula="of:=[.E134]+INT([.D134])-1" office:value-type="float" office:value="732">
            <text:p>73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5,08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34]+INT([.D134])" office:value-type="float" office:value="733">
            <text:p>733</text:p>
          </table:table-cell>
          <table:table-cell table:formula="of:=[.E135]+INT([.D135])-1" office:value-type="float" office:value="737">
            <text:p>73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5,09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35]+INT([.D135])" office:value-type="float" office:value="738">
            <text:p>738</text:p>
          </table:table-cell>
          <table:table-cell table:formula="of:=[.E136]+INT([.D136])-1" office:value-type="float" office:value="742">
            <text:p>74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5,10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36]+INT([.D136])" office:value-type="float" office:value="743">
            <text:p>743</text:p>
          </table:table-cell>
          <table:table-cell table:formula="of:=[.E137]+INT([.D137])-1" office:value-type="float" office:value="747">
            <text:p>74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5,11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37]+INT([.D137])" office:value-type="float" office:value="748">
            <text:p>748</text:p>
          </table:table-cell>
          <table:table-cell table:formula="of:=[.E138]+INT([.D138])-1" office:value-type="float" office:value="752">
            <text:p>75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5,12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38]+INT([.D138])" office:value-type="float" office:value="753">
            <text:p>753</text:p>
          </table:table-cell>
          <table:table-cell table:formula="of:=[.E139]+INT([.D139])-1" office:value-type="float" office:value="757">
            <text:p>75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5,13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39]+INT([.D139])" office:value-type="float" office:value="758">
            <text:p>758</text:p>
          </table:table-cell>
          <table:table-cell table:formula="of:=[.E140]+INT([.D140])-1" office:value-type="float" office:value="762">
            <text:p>76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6,01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40]+INT([.D140])" office:value-type="float" office:value="763">
            <text:p>763</text:p>
          </table:table-cell>
          <table:table-cell table:formula="of:=[.E141]+INT([.D141])-1" office:value-type="float" office:value="767">
            <text:p>76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6,02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41]+INT([.D141])" office:value-type="float" office:value="768">
            <text:p>768</text:p>
          </table:table-cell>
          <table:table-cell table:formula="of:=[.E142]+INT([.D142])-1" office:value-type="float" office:value="772">
            <text:p>77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6,03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42]+INT([.D142])" office:value-type="float" office:value="773">
            <text:p>773</text:p>
          </table:table-cell>
          <table:table-cell table:formula="of:=[.E143]+INT([.D143])-1" office:value-type="float" office:value="777">
            <text:p>77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6,04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43]+INT([.D143])" office:value-type="float" office:value="778">
            <text:p>778</text:p>
          </table:table-cell>
          <table:table-cell table:formula="of:=[.E144]+INT([.D144])-1" office:value-type="float" office:value="782">
            <text:p>78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6,05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44]+INT([.D144])" office:value-type="float" office:value="783">
            <text:p>783</text:p>
          </table:table-cell>
          <table:table-cell table:formula="of:=[.E145]+INT([.D145])-1" office:value-type="float" office:value="787">
            <text:p>78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6,06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45]+INT([.D145])" office:value-type="float" office:value="788">
            <text:p>788</text:p>
          </table:table-cell>
          <table:table-cell table:formula="of:=[.E146]+INT([.D146])-1" office:value-type="float" office:value="792">
            <text:p>79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6,07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46]+INT([.D146])" office:value-type="float" office:value="793">
            <text:p>793</text:p>
          </table:table-cell>
          <table:table-cell table:formula="of:=[.E147]+INT([.D147])-1" office:value-type="float" office:value="797">
            <text:p>79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6,08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47]+INT([.D147])" office:value-type="float" office:value="798">
            <text:p>798</text:p>
          </table:table-cell>
          <table:table-cell table:formula="of:=[.E148]+INT([.D148])-1" office:value-type="float" office:value="802">
            <text:p>80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6,09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48]+INT([.D148])" office:value-type="float" office:value="803">
            <text:p>803</text:p>
          </table:table-cell>
          <table:table-cell table:formula="of:=[.E149]+INT([.D149])-1" office:value-type="float" office:value="807">
            <text:p>80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6,10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49]+INT([.D149])" office:value-type="float" office:value="808">
            <text:p>808</text:p>
          </table:table-cell>
          <table:table-cell table:formula="of:=[.E150]+INT([.D150])-1" office:value-type="float" office:value="812">
            <text:p>81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6,11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50]+INT([.D150])" office:value-type="float" office:value="813">
            <text:p>813</text:p>
          </table:table-cell>
          <table:table-cell table:formula="of:=[.E151]+INT([.D151])-1" office:value-type="float" office:value="817">
            <text:p>81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6,12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51]+INT([.D151])" office:value-type="float" office:value="818">
            <text:p>818</text:p>
          </table:table-cell>
          <table:table-cell table:formula="of:=[.E152]+INT([.D152])-1" office:value-type="float" office:value="822">
            <text:p>822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6,13)</text:p>
          </table:table-cell>
          <table:table-cell/>
          <table:table-cell office:value-type="string">
            <text:p>PD</text:p>
          </table:table-cell>
          <table:table-cell office:value-type="float" office:value="5">
            <text:p>5</text:p>
          </table:table-cell>
          <table:table-cell table:formula="of:=[.E152]+INT([.D152])" office:value-type="float" office:value="823">
            <text:p>823</text:p>
          </table:table-cell>
          <table:table-cell table:formula="of:=[.E153]+INT([.D153])-1" office:value-type="float" office:value="827">
            <text:p>82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7,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53]+INT([.D153])" office:value-type="float" office:value="828">
            <text:p>828</text:p>
          </table:table-cell>
          <table:table-cell table:formula="of:=[.E154]+INT([.D154])-1" office:value-type="float" office:value="831">
            <text:p>83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7,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54]+INT([.D154])" office:value-type="float" office:value="832">
            <text:p>832</text:p>
          </table:table-cell>
          <table:table-cell table:formula="of:=[.E155]+INT([.D155])-1" office:value-type="float" office:value="835">
            <text:p>83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7,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55]+INT([.D155])" office:value-type="float" office:value="836">
            <text:p>836</text:p>
          </table:table-cell>
          <table:table-cell table:formula="of:=[.E156]+INT([.D156])-1" office:value-type="float" office:value="839">
            <text:p>83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7,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56]+INT([.D156])" office:value-type="float" office:value="840">
            <text:p>840</text:p>
          </table:table-cell>
          <table:table-cell table:formula="of:=[.E157]+INT([.D157])-1" office:value-type="float" office:value="843">
            <text:p>84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7,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57]+INT([.D157])" office:value-type="float" office:value="844">
            <text:p>844</text:p>
          </table:table-cell>
          <table:table-cell table:formula="of:=[.E158]+INT([.D158])-1" office:value-type="float" office:value="847">
            <text:p>84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7,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58]+INT([.D158])" office:value-type="float" office:value="848">
            <text:p>848</text:p>
          </table:table-cell>
          <table:table-cell table:formula="of:=[.E159]+INT([.D159])-1" office:value-type="float" office:value="851">
            <text:p>85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7,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59]+INT([.D159])" office:value-type="float" office:value="852">
            <text:p>852</text:p>
          </table:table-cell>
          <table:table-cell table:formula="of:=[.E160]+INT([.D160])-1" office:value-type="float" office:value="855">
            <text:p>85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7,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60]+INT([.D160])" office:value-type="float" office:value="856">
            <text:p>856</text:p>
          </table:table-cell>
          <table:table-cell table:formula="of:=[.E161]+INT([.D161])-1" office:value-type="float" office:value="859">
            <text:p>85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7,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61]+INT([.D161])" office:value-type="float" office:value="860">
            <text:p>860</text:p>
          </table:table-cell>
          <table:table-cell table:formula="of:=[.E162]+INT([.D162])-1" office:value-type="float" office:value="863">
            <text:p>86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7,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62]+INT([.D162])" office:value-type="float" office:value="864">
            <text:p>864</text:p>
          </table:table-cell>
          <table:table-cell table:formula="of:=[.E163]+INT([.D163])-1" office:value-type="float" office:value="867">
            <text:p>86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7,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63]+INT([.D163])" office:value-type="float" office:value="868">
            <text:p>868</text:p>
          </table:table-cell>
          <table:table-cell table:formula="of:=[.E164]+INT([.D164])-1" office:value-type="float" office:value="871">
            <text:p>87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7,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64]+INT([.D164])" office:value-type="float" office:value="872">
            <text:p>872</text:p>
          </table:table-cell>
          <table:table-cell table:formula="of:=[.E165]+INT([.D165])-1" office:value-type="float" office:value="875">
            <text:p>87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7,1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65]+INT([.D165])" office:value-type="float" office:value="876">
            <text:p>876</text:p>
          </table:table-cell>
          <table:table-cell table:formula="of:=[.E166]+INT([.D166])-1" office:value-type="float" office:value="879">
            <text:p>87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8,01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166]+INT([.D166])" office:value-type="float" office:value="880">
            <text:p>880</text:p>
          </table:table-cell>
          <table:table-cell table:formula="of:=[.E167]+INT([.D167])-1" office:value-type="float" office:value="885">
            <text:p>88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8,02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167]+INT([.D167])" office:value-type="float" office:value="886">
            <text:p>886</text:p>
          </table:table-cell>
          <table:table-cell table:formula="of:=[.E168]+INT([.D168])-1" office:value-type="float" office:value="891">
            <text:p>89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8,03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168]+INT([.D168])" office:value-type="float" office:value="892">
            <text:p>892</text:p>
          </table:table-cell>
          <table:table-cell table:formula="of:=[.E169]+INT([.D169])-1" office:value-type="float" office:value="897">
            <text:p>89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8,04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169]+INT([.D169])" office:value-type="float" office:value="898">
            <text:p>898</text:p>
          </table:table-cell>
          <table:table-cell table:formula="of:=[.E170]+INT([.D170])-1" office:value-type="float" office:value="903">
            <text:p>90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8,05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170]+INT([.D170])" office:value-type="float" office:value="904">
            <text:p>904</text:p>
          </table:table-cell>
          <table:table-cell table:formula="of:=[.E171]+INT([.D171])-1" office:value-type="float" office:value="909">
            <text:p>90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8,06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171]+INT([.D171])" office:value-type="float" office:value="910">
            <text:p>910</text:p>
          </table:table-cell>
          <table:table-cell table:formula="of:=[.E172]+INT([.D172])-1" office:value-type="float" office:value="915">
            <text:p>91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8,07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172]+INT([.D172])" office:value-type="float" office:value="916">
            <text:p>916</text:p>
          </table:table-cell>
          <table:table-cell table:formula="of:=[.E173]+INT([.D173])-1" office:value-type="float" office:value="921">
            <text:p>92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8,08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173]+INT([.D173])" office:value-type="float" office:value="922">
            <text:p>922</text:p>
          </table:table-cell>
          <table:table-cell table:formula="of:=[.E174]+INT([.D174])-1" office:value-type="float" office:value="927">
            <text:p>92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8,09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174]+INT([.D174])" office:value-type="float" office:value="928">
            <text:p>928</text:p>
          </table:table-cell>
          <table:table-cell table:formula="of:=[.E175]+INT([.D175])-1" office:value-type="float" office:value="933">
            <text:p>93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8,10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175]+INT([.D175])" office:value-type="float" office:value="934">
            <text:p>934</text:p>
          </table:table-cell>
          <table:table-cell table:formula="of:=[.E176]+INT([.D176])-1" office:value-type="float" office:value="939">
            <text:p>93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8,11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176]+INT([.D176])" office:value-type="float" office:value="940">
            <text:p>940</text:p>
          </table:table-cell>
          <table:table-cell table:formula="of:=[.E177]+INT([.D177])-1" office:value-type="float" office:value="945">
            <text:p>94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8,12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177]+INT([.D177])" office:value-type="float" office:value="946">
            <text:p>946</text:p>
          </table:table-cell>
          <table:table-cell table:formula="of:=[.E178]+INT([.D178])-1" office:value-type="float" office:value="951">
            <text:p>95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8,13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178]+INT([.D178])" office:value-type="float" office:value="952">
            <text:p>952</text:p>
          </table:table-cell>
          <table:table-cell table:formula="of:=[.E179]+INT([.D179])-1" office:value-type="float" office:value="957">
            <text:p>95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9,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79]+INT([.D179])" office:value-type="float" office:value="958">
            <text:p>958</text:p>
          </table:table-cell>
          <table:table-cell table:formula="of:=[.E180]+INT([.D180])-1" office:value-type="float" office:value="961">
            <text:p>96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9,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80]+INT([.D180])" office:value-type="float" office:value="962">
            <text:p>962</text:p>
          </table:table-cell>
          <table:table-cell table:formula="of:=[.E181]+INT([.D181])-1" office:value-type="float" office:value="965">
            <text:p>96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9,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81]+INT([.D181])" office:value-type="float" office:value="966">
            <text:p>966</text:p>
          </table:table-cell>
          <table:table-cell table:formula="of:=[.E182]+INT([.D182])-1" office:value-type="float" office:value="969">
            <text:p>96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9,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82]+INT([.D182])" office:value-type="float" office:value="970">
            <text:p>970</text:p>
          </table:table-cell>
          <table:table-cell table:formula="of:=[.E183]+INT([.D183])-1" office:value-type="float" office:value="973">
            <text:p>97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9,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83]+INT([.D183])" office:value-type="float" office:value="974">
            <text:p>974</text:p>
          </table:table-cell>
          <table:table-cell table:formula="of:=[.E184]+INT([.D184])-1" office:value-type="float" office:value="977">
            <text:p>97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9,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84]+INT([.D184])" office:value-type="float" office:value="978">
            <text:p>978</text:p>
          </table:table-cell>
          <table:table-cell table:formula="of:=[.E185]+INT([.D185])-1" office:value-type="float" office:value="981">
            <text:p>98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9,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85]+INT([.D185])" office:value-type="float" office:value="982">
            <text:p>982</text:p>
          </table:table-cell>
          <table:table-cell table:formula="of:=[.E186]+INT([.D186])-1" office:value-type="float" office:value="985">
            <text:p>98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9,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86]+INT([.D186])" office:value-type="float" office:value="986">
            <text:p>986</text:p>
          </table:table-cell>
          <table:table-cell table:formula="of:=[.E187]+INT([.D187])-1" office:value-type="float" office:value="989">
            <text:p>98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9,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87]+INT([.D187])" office:value-type="float" office:value="990">
            <text:p>990</text:p>
          </table:table-cell>
          <table:table-cell table:formula="of:=[.E188]+INT([.D188])-1" office:value-type="float" office:value="993">
            <text:p>99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9,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88]+INT([.D188])" office:value-type="float" office:value="994">
            <text:p>994</text:p>
          </table:table-cell>
          <table:table-cell table:formula="of:=[.E189]+INT([.D189])-1" office:value-type="float" office:value="997">
            <text:p>99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9,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89]+INT([.D189])" office:value-type="float" office:value="998">
            <text:p>998</text:p>
          </table:table-cell>
          <table:table-cell table:formula="of:=[.E190]+INT([.D190])-1" office:value-type="float" office:value="1001">
            <text:p>100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9,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90]+INT([.D190])" office:value-type="float" office:value="1002">
            <text:p>1002</text:p>
          </table:table-cell>
          <table:table-cell table:formula="of:=[.E191]+INT([.D191])-1" office:value-type="float" office:value="1005">
            <text:p>100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09,1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91]+INT([.D191])" office:value-type="float" office:value="1006">
            <text:p>1006</text:p>
          </table:table-cell>
          <table:table-cell table:formula="of:=[.E192]+INT([.D192])-1" office:value-type="float" office:value="1009">
            <text:p>100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0,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92]+INT([.D192])" office:value-type="float" office:value="1010">
            <text:p>1010</text:p>
          </table:table-cell>
          <table:table-cell table:formula="of:=[.E193]+INT([.D193])-1" office:value-type="float" office:value="1013">
            <text:p>101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0,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93]+INT([.D193])" office:value-type="float" office:value="1014">
            <text:p>1014</text:p>
          </table:table-cell>
          <table:table-cell table:formula="of:=[.E194]+INT([.D194])-1" office:value-type="float" office:value="1017">
            <text:p>101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0,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94]+INT([.D194])" office:value-type="float" office:value="1018">
            <text:p>1018</text:p>
          </table:table-cell>
          <table:table-cell table:formula="of:=[.E195]+INT([.D195])-1" office:value-type="float" office:value="1021">
            <text:p>102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0,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95]+INT([.D195])" office:value-type="float" office:value="1022">
            <text:p>1022</text:p>
          </table:table-cell>
          <table:table-cell table:formula="of:=[.E196]+INT([.D196])-1" office:value-type="float" office:value="1025">
            <text:p>102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0,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96]+INT([.D196])" office:value-type="float" office:value="1026">
            <text:p>1026</text:p>
          </table:table-cell>
          <table:table-cell table:formula="of:=[.E197]+INT([.D197])-1" office:value-type="float" office:value="1029">
            <text:p>102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0,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97]+INT([.D197])" office:value-type="float" office:value="1030">
            <text:p>1030</text:p>
          </table:table-cell>
          <table:table-cell table:formula="of:=[.E198]+INT([.D198])-1" office:value-type="float" office:value="1033">
            <text:p>103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0,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98]+INT([.D198])" office:value-type="float" office:value="1034">
            <text:p>1034</text:p>
          </table:table-cell>
          <table:table-cell table:formula="of:=[.E199]+INT([.D199])-1" office:value-type="float" office:value="1037">
            <text:p>103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0,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199]+INT([.D199])" office:value-type="float" office:value="1038">
            <text:p>1038</text:p>
          </table:table-cell>
          <table:table-cell table:formula="of:=[.E200]+INT([.D200])-1" office:value-type="float" office:value="1041">
            <text:p>104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0,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00]+INT([.D200])" office:value-type="float" office:value="1042">
            <text:p>1042</text:p>
          </table:table-cell>
          <table:table-cell table:formula="of:=[.E201]+INT([.D201])-1" office:value-type="float" office:value="1045">
            <text:p>104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0,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01]+INT([.D201])" office:value-type="float" office:value="1046">
            <text:p>1046</text:p>
          </table:table-cell>
          <table:table-cell table:formula="of:=[.E202]+INT([.D202])-1" office:value-type="float" office:value="1049">
            <text:p>104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0,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02]+INT([.D202])" office:value-type="float" office:value="1050">
            <text:p>1050</text:p>
          </table:table-cell>
          <table:table-cell table:formula="of:=[.E203]+INT([.D203])-1" office:value-type="float" office:value="1053">
            <text:p>105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0,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03]+INT([.D203])" office:value-type="float" office:value="1054">
            <text:p>1054</text:p>
          </table:table-cell>
          <table:table-cell table:formula="of:=[.E204]+INT([.D204])-1" office:value-type="float" office:value="1057">
            <text:p>105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0,1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04]+INT([.D204])" office:value-type="float" office:value="1058">
            <text:p>1058</text:p>
          </table:table-cell>
          <table:table-cell table:formula="of:=[.E205]+INT([.D205])-1" office:value-type="float" office:value="1061">
            <text:p>106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1,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05]+INT([.D205])" office:value-type="float" office:value="1062">
            <text:p>1062</text:p>
          </table:table-cell>
          <table:table-cell table:formula="of:=[.E206]+INT([.D206])-1" office:value-type="float" office:value="1065">
            <text:p>106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1,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06]+INT([.D206])" office:value-type="float" office:value="1066">
            <text:p>1066</text:p>
          </table:table-cell>
          <table:table-cell table:formula="of:=[.E207]+INT([.D207])-1" office:value-type="float" office:value="1069">
            <text:p>106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1,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07]+INT([.D207])" office:value-type="float" office:value="1070">
            <text:p>1070</text:p>
          </table:table-cell>
          <table:table-cell table:formula="of:=[.E208]+INT([.D208])-1" office:value-type="float" office:value="1073">
            <text:p>107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1,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08]+INT([.D208])" office:value-type="float" office:value="1074">
            <text:p>1074</text:p>
          </table:table-cell>
          <table:table-cell table:formula="of:=[.E209]+INT([.D209])-1" office:value-type="float" office:value="1077">
            <text:p>107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1,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09]+INT([.D209])" office:value-type="float" office:value="1078">
            <text:p>1078</text:p>
          </table:table-cell>
          <table:table-cell table:formula="of:=[.E210]+INT([.D210])-1" office:value-type="float" office:value="1081">
            <text:p>108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1,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10]+INT([.D210])" office:value-type="float" office:value="1082">
            <text:p>1082</text:p>
          </table:table-cell>
          <table:table-cell table:formula="of:=[.E211]+INT([.D211])-1" office:value-type="float" office:value="1085">
            <text:p>108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1,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11]+INT([.D211])" office:value-type="float" office:value="1086">
            <text:p>1086</text:p>
          </table:table-cell>
          <table:table-cell table:formula="of:=[.E212]+INT([.D212])-1" office:value-type="float" office:value="1089">
            <text:p>108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1,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12]+INT([.D212])" office:value-type="float" office:value="1090">
            <text:p>1090</text:p>
          </table:table-cell>
          <table:table-cell table:formula="of:=[.E213]+INT([.D213])-1" office:value-type="float" office:value="1093">
            <text:p>109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1,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13]+INT([.D213])" office:value-type="float" office:value="1094">
            <text:p>1094</text:p>
          </table:table-cell>
          <table:table-cell table:formula="of:=[.E214]+INT([.D214])-1" office:value-type="float" office:value="1097">
            <text:p>109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1,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14]+INT([.D214])" office:value-type="float" office:value="1098">
            <text:p>1098</text:p>
          </table:table-cell>
          <table:table-cell table:formula="of:=[.E215]+INT([.D215])-1" office:value-type="float" office:value="1101">
            <text:p>110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1,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15]+INT([.D215])" office:value-type="float" office:value="1102">
            <text:p>1102</text:p>
          </table:table-cell>
          <table:table-cell table:formula="of:=[.E216]+INT([.D216])-1" office:value-type="float" office:value="1105">
            <text:p>110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1,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16]+INT([.D216])" office:value-type="float" office:value="1106">
            <text:p>1106</text:p>
          </table:table-cell>
          <table:table-cell table:formula="of:=[.E217]+INT([.D217])-1" office:value-type="float" office:value="1109">
            <text:p>110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1,1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17]+INT([.D217])" office:value-type="float" office:value="1110">
            <text:p>1110</text:p>
          </table:table-cell>
          <table:table-cell table:formula="of:=[.E218]+INT([.D218])-1" office:value-type="float" office:value="1113">
            <text:p>111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2,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18]+INT([.D218])" office:value-type="float" office:value="1114">
            <text:p>1114</text:p>
          </table:table-cell>
          <table:table-cell table:formula="of:=[.E219]+INT([.D219])-1" office:value-type="float" office:value="1117">
            <text:p>111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2,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19]+INT([.D219])" office:value-type="float" office:value="1118">
            <text:p>1118</text:p>
          </table:table-cell>
          <table:table-cell table:formula="of:=[.E220]+INT([.D220])-1" office:value-type="float" office:value="1121">
            <text:p>112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2,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20]+INT([.D220])" office:value-type="float" office:value="1122">
            <text:p>1122</text:p>
          </table:table-cell>
          <table:table-cell table:formula="of:=[.E221]+INT([.D221])-1" office:value-type="float" office:value="1125">
            <text:p>112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2,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21]+INT([.D221])" office:value-type="float" office:value="1126">
            <text:p>1126</text:p>
          </table:table-cell>
          <table:table-cell table:formula="of:=[.E222]+INT([.D222])-1" office:value-type="float" office:value="1129">
            <text:p>112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2,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22]+INT([.D222])" office:value-type="float" office:value="1130">
            <text:p>1130</text:p>
          </table:table-cell>
          <table:table-cell table:formula="of:=[.E223]+INT([.D223])-1" office:value-type="float" office:value="1133">
            <text:p>113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2,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23]+INT([.D223])" office:value-type="float" office:value="1134">
            <text:p>1134</text:p>
          </table:table-cell>
          <table:table-cell table:formula="of:=[.E224]+INT([.D224])-1" office:value-type="float" office:value="1137">
            <text:p>113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2,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24]+INT([.D224])" office:value-type="float" office:value="1138">
            <text:p>1138</text:p>
          </table:table-cell>
          <table:table-cell table:formula="of:=[.E225]+INT([.D225])-1" office:value-type="float" office:value="1141">
            <text:p>114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2,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25]+INT([.D225])" office:value-type="float" office:value="1142">
            <text:p>1142</text:p>
          </table:table-cell>
          <table:table-cell table:formula="of:=[.E226]+INT([.D226])-1" office:value-type="float" office:value="1145">
            <text:p>114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2,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26]+INT([.D226])" office:value-type="float" office:value="1146">
            <text:p>1146</text:p>
          </table:table-cell>
          <table:table-cell table:formula="of:=[.E227]+INT([.D227])-1" office:value-type="float" office:value="1149">
            <text:p>114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2,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27]+INT([.D227])" office:value-type="float" office:value="1150">
            <text:p>1150</text:p>
          </table:table-cell>
          <table:table-cell table:formula="of:=[.E228]+INT([.D228])-1" office:value-type="float" office:value="1153">
            <text:p>115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2,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28]+INT([.D228])" office:value-type="float" office:value="1154">
            <text:p>1154</text:p>
          </table:table-cell>
          <table:table-cell table:formula="of:=[.E229]+INT([.D229])-1" office:value-type="float" office:value="1157">
            <text:p>115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2,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29]+INT([.D229])" office:value-type="float" office:value="1158">
            <text:p>1158</text:p>
          </table:table-cell>
          <table:table-cell table:formula="of:=[.E230]+INT([.D230])-1" office:value-type="float" office:value="1161">
            <text:p>116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2,1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30]+INT([.D230])" office:value-type="float" office:value="1162">
            <text:p>1162</text:p>
          </table:table-cell>
          <table:table-cell table:formula="of:=[.E231]+INT([.D231])-1" office:value-type="float" office:value="1165">
            <text:p>116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3,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31]+INT([.D231])" office:value-type="float" office:value="1166">
            <text:p>1166</text:p>
          </table:table-cell>
          <table:table-cell table:formula="of:=[.E232]+INT([.D232])-1" office:value-type="float" office:value="1169">
            <text:p>116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3,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32]+INT([.D232])" office:value-type="float" office:value="1170">
            <text:p>1170</text:p>
          </table:table-cell>
          <table:table-cell table:formula="of:=[.E233]+INT([.D233])-1" office:value-type="float" office:value="1173">
            <text:p>117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3,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33]+INT([.D233])" office:value-type="float" office:value="1174">
            <text:p>1174</text:p>
          </table:table-cell>
          <table:table-cell table:formula="of:=[.E234]+INT([.D234])-1" office:value-type="float" office:value="1177">
            <text:p>117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3,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34]+INT([.D234])" office:value-type="float" office:value="1178">
            <text:p>1178</text:p>
          </table:table-cell>
          <table:table-cell table:formula="of:=[.E235]+INT([.D235])-1" office:value-type="float" office:value="1181">
            <text:p>118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3,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35]+INT([.D235])" office:value-type="float" office:value="1182">
            <text:p>1182</text:p>
          </table:table-cell>
          <table:table-cell table:formula="of:=[.E236]+INT([.D236])-1" office:value-type="float" office:value="1185">
            <text:p>118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3,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36]+INT([.D236])" office:value-type="float" office:value="1186">
            <text:p>1186</text:p>
          </table:table-cell>
          <table:table-cell table:formula="of:=[.E237]+INT([.D237])-1" office:value-type="float" office:value="1189">
            <text:p>118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3,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37]+INT([.D237])" office:value-type="float" office:value="1190">
            <text:p>1190</text:p>
          </table:table-cell>
          <table:table-cell table:formula="of:=[.E238]+INT([.D238])-1" office:value-type="float" office:value="1193">
            <text:p>119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3,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38]+INT([.D238])" office:value-type="float" office:value="1194">
            <text:p>1194</text:p>
          </table:table-cell>
          <table:table-cell table:formula="of:=[.E239]+INT([.D239])-1" office:value-type="float" office:value="1197">
            <text:p>119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3,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39]+INT([.D239])" office:value-type="float" office:value="1198">
            <text:p>1198</text:p>
          </table:table-cell>
          <table:table-cell table:formula="of:=[.E240]+INT([.D240])-1" office:value-type="float" office:value="1201">
            <text:p>120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3,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40]+INT([.D240])" office:value-type="float" office:value="1202">
            <text:p>1202</text:p>
          </table:table-cell>
          <table:table-cell table:formula="of:=[.E241]+INT([.D241])-1" office:value-type="float" office:value="1205">
            <text:p>120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3,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41]+INT([.D241])" office:value-type="float" office:value="1206">
            <text:p>1206</text:p>
          </table:table-cell>
          <table:table-cell table:formula="of:=[.E242]+INT([.D242])-1" office:value-type="float" office:value="1209">
            <text:p>120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3,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42]+INT([.D242])" office:value-type="float" office:value="1210">
            <text:p>1210</text:p>
          </table:table-cell>
          <table:table-cell table:formula="of:=[.E243]+INT([.D243])-1" office:value-type="float" office:value="1213">
            <text:p>121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3,1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43]+INT([.D243])" office:value-type="float" office:value="1214">
            <text:p>1214</text:p>
          </table:table-cell>
          <table:table-cell table:formula="of:=[.E244]+INT([.D244])-1" office:value-type="float" office:value="1217">
            <text:p>121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4,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44]+INT([.D244])" office:value-type="float" office:value="1218">
            <text:p>1218</text:p>
          </table:table-cell>
          <table:table-cell table:formula="of:=[.E245]+INT([.D245])-1" office:value-type="float" office:value="1221">
            <text:p>122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4,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45]+INT([.D245])" office:value-type="float" office:value="1222">
            <text:p>1222</text:p>
          </table:table-cell>
          <table:table-cell table:formula="of:=[.E246]+INT([.D246])-1" office:value-type="float" office:value="1225">
            <text:p>122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4,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46]+INT([.D246])" office:value-type="float" office:value="1226">
            <text:p>1226</text:p>
          </table:table-cell>
          <table:table-cell table:formula="of:=[.E247]+INT([.D247])-1" office:value-type="float" office:value="1229">
            <text:p>122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4,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47]+INT([.D247])" office:value-type="float" office:value="1230">
            <text:p>1230</text:p>
          </table:table-cell>
          <table:table-cell table:formula="of:=[.E248]+INT([.D248])-1" office:value-type="float" office:value="1233">
            <text:p>123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4,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48]+INT([.D248])" office:value-type="float" office:value="1234">
            <text:p>1234</text:p>
          </table:table-cell>
          <table:table-cell table:formula="of:=[.E249]+INT([.D249])-1" office:value-type="float" office:value="1237">
            <text:p>123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4,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49]+INT([.D249])" office:value-type="float" office:value="1238">
            <text:p>1238</text:p>
          </table:table-cell>
          <table:table-cell table:formula="of:=[.E250]+INT([.D250])-1" office:value-type="float" office:value="1241">
            <text:p>124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4,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50]+INT([.D250])" office:value-type="float" office:value="1242">
            <text:p>1242</text:p>
          </table:table-cell>
          <table:table-cell table:formula="of:=[.E251]+INT([.D251])-1" office:value-type="float" office:value="1245">
            <text:p>124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4,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51]+INT([.D251])" office:value-type="float" office:value="1246">
            <text:p>1246</text:p>
          </table:table-cell>
          <table:table-cell table:formula="of:=[.E252]+INT([.D252])-1" office:value-type="float" office:value="1249">
            <text:p>124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4,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52]+INT([.D252])" office:value-type="float" office:value="1250">
            <text:p>1250</text:p>
          </table:table-cell>
          <table:table-cell table:formula="of:=[.E253]+INT([.D253])-1" office:value-type="float" office:value="1253">
            <text:p>125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4,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53]+INT([.D253])" office:value-type="float" office:value="1254">
            <text:p>1254</text:p>
          </table:table-cell>
          <table:table-cell table:formula="of:=[.E254]+INT([.D254])-1" office:value-type="float" office:value="1257">
            <text:p>125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4,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54]+INT([.D254])" office:value-type="float" office:value="1258">
            <text:p>1258</text:p>
          </table:table-cell>
          <table:table-cell table:formula="of:=[.E255]+INT([.D255])-1" office:value-type="float" office:value="1261">
            <text:p>126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4,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55]+INT([.D255])" office:value-type="float" office:value="1262">
            <text:p>1262</text:p>
          </table:table-cell>
          <table:table-cell table:formula="of:=[.E256]+INT([.D256])-1" office:value-type="float" office:value="1265">
            <text:p>126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4,1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56]+INT([.D256])" office:value-type="float" office:value="1266">
            <text:p>1266</text:p>
          </table:table-cell>
          <table:table-cell table:formula="of:=[.E257]+INT([.D257])-1" office:value-type="float" office:value="1269">
            <text:p>126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5,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57]+INT([.D257])" office:value-type="float" office:value="1270">
            <text:p>1270</text:p>
          </table:table-cell>
          <table:table-cell table:formula="of:=[.E258]+INT([.D258])-1" office:value-type="float" office:value="1273">
            <text:p>127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5,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58]+INT([.D258])" office:value-type="float" office:value="1274">
            <text:p>1274</text:p>
          </table:table-cell>
          <table:table-cell table:formula="of:=[.E259]+INT([.D259])-1" office:value-type="float" office:value="1277">
            <text:p>127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5,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59]+INT([.D259])" office:value-type="float" office:value="1278">
            <text:p>1278</text:p>
          </table:table-cell>
          <table:table-cell table:formula="of:=[.E260]+INT([.D260])-1" office:value-type="float" office:value="1281">
            <text:p>128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5,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60]+INT([.D260])" office:value-type="float" office:value="1282">
            <text:p>1282</text:p>
          </table:table-cell>
          <table:table-cell table:formula="of:=[.E261]+INT([.D261])-1" office:value-type="float" office:value="1285">
            <text:p>128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5,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61]+INT([.D261])" office:value-type="float" office:value="1286">
            <text:p>1286</text:p>
          </table:table-cell>
          <table:table-cell table:formula="of:=[.E262]+INT([.D262])-1" office:value-type="float" office:value="1289">
            <text:p>128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5,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62]+INT([.D262])" office:value-type="float" office:value="1290">
            <text:p>1290</text:p>
          </table:table-cell>
          <table:table-cell table:formula="of:=[.E263]+INT([.D263])-1" office:value-type="float" office:value="1293">
            <text:p>129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5,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63]+INT([.D263])" office:value-type="float" office:value="1294">
            <text:p>1294</text:p>
          </table:table-cell>
          <table:table-cell table:formula="of:=[.E264]+INT([.D264])-1" office:value-type="float" office:value="1297">
            <text:p>129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5,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64]+INT([.D264])" office:value-type="float" office:value="1298">
            <text:p>1298</text:p>
          </table:table-cell>
          <table:table-cell table:formula="of:=[.E265]+INT([.D265])-1" office:value-type="float" office:value="1301">
            <text:p>130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5,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65]+INT([.D265])" office:value-type="float" office:value="1302">
            <text:p>1302</text:p>
          </table:table-cell>
          <table:table-cell table:formula="of:=[.E266]+INT([.D266])-1" office:value-type="float" office:value="1305">
            <text:p>130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5,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66]+INT([.D266])" office:value-type="float" office:value="1306">
            <text:p>1306</text:p>
          </table:table-cell>
          <table:table-cell table:formula="of:=[.E267]+INT([.D267])-1" office:value-type="float" office:value="1309">
            <text:p>130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5,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67]+INT([.D267])" office:value-type="float" office:value="1310">
            <text:p>1310</text:p>
          </table:table-cell>
          <table:table-cell table:formula="of:=[.E268]+INT([.D268])-1" office:value-type="float" office:value="1313">
            <text:p>131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5,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68]+INT([.D268])" office:value-type="float" office:value="1314">
            <text:p>1314</text:p>
          </table:table-cell>
          <table:table-cell table:formula="of:=[.E269]+INT([.D269])-1" office:value-type="float" office:value="1317">
            <text:p>131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5,1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69]+INT([.D269])" office:value-type="float" office:value="1318">
            <text:p>1318</text:p>
          </table:table-cell>
          <table:table-cell table:formula="of:=[.E270]+INT([.D270])-1" office:value-type="float" office:value="1321">
            <text:p>132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6,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70]+INT([.D270])" office:value-type="float" office:value="1322">
            <text:p>1322</text:p>
          </table:table-cell>
          <table:table-cell table:formula="of:=[.E271]+INT([.D271])-1" office:value-type="float" office:value="1325">
            <text:p>132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6,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71]+INT([.D271])" office:value-type="float" office:value="1326">
            <text:p>1326</text:p>
          </table:table-cell>
          <table:table-cell table:formula="of:=[.E272]+INT([.D272])-1" office:value-type="float" office:value="1329">
            <text:p>132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6,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72]+INT([.D272])" office:value-type="float" office:value="1330">
            <text:p>1330</text:p>
          </table:table-cell>
          <table:table-cell table:formula="of:=[.E273]+INT([.D273])-1" office:value-type="float" office:value="1333">
            <text:p>133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6,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73]+INT([.D273])" office:value-type="float" office:value="1334">
            <text:p>1334</text:p>
          </table:table-cell>
          <table:table-cell table:formula="of:=[.E274]+INT([.D274])-1" office:value-type="float" office:value="1337">
            <text:p>133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6,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74]+INT([.D274])" office:value-type="float" office:value="1338">
            <text:p>1338</text:p>
          </table:table-cell>
          <table:table-cell table:formula="of:=[.E275]+INT([.D275])-1" office:value-type="float" office:value="1341">
            <text:p>134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6,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75]+INT([.D275])" office:value-type="float" office:value="1342">
            <text:p>1342</text:p>
          </table:table-cell>
          <table:table-cell table:formula="of:=[.E276]+INT([.D276])-1" office:value-type="float" office:value="1345">
            <text:p>134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6,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76]+INT([.D276])" office:value-type="float" office:value="1346">
            <text:p>1346</text:p>
          </table:table-cell>
          <table:table-cell table:formula="of:=[.E277]+INT([.D277])-1" office:value-type="float" office:value="1349">
            <text:p>134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6,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77]+INT([.D277])" office:value-type="float" office:value="1350">
            <text:p>1350</text:p>
          </table:table-cell>
          <table:table-cell table:formula="of:=[.E278]+INT([.D278])-1" office:value-type="float" office:value="1353">
            <text:p>135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6,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78]+INT([.D278])" office:value-type="float" office:value="1354">
            <text:p>1354</text:p>
          </table:table-cell>
          <table:table-cell table:formula="of:=[.E279]+INT([.D279])-1" office:value-type="float" office:value="1357">
            <text:p>135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6,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79]+INT([.D279])" office:value-type="float" office:value="1358">
            <text:p>1358</text:p>
          </table:table-cell>
          <table:table-cell table:formula="of:=[.E280]+INT([.D280])-1" office:value-type="float" office:value="1361">
            <text:p>136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6,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80]+INT([.D280])" office:value-type="float" office:value="1362">
            <text:p>1362</text:p>
          </table:table-cell>
          <table:table-cell table:formula="of:=[.E281]+INT([.D281])-1" office:value-type="float" office:value="1365">
            <text:p>136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6,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81]+INT([.D281])" office:value-type="float" office:value="1366">
            <text:p>1366</text:p>
          </table:table-cell>
          <table:table-cell table:formula="of:=[.E282]+INT([.D282])-1" office:value-type="float" office:value="1369">
            <text:p>136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6,1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82]+INT([.D282])" office:value-type="float" office:value="1370">
            <text:p>1370</text:p>
          </table:table-cell>
          <table:table-cell table:formula="of:=[.E283]+INT([.D283])-1" office:value-type="float" office:value="1373">
            <text:p>137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7,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83]+INT([.D283])" office:value-type="float" office:value="1374">
            <text:p>1374</text:p>
          </table:table-cell>
          <table:table-cell table:formula="of:=[.E284]+INT([.D284])-1" office:value-type="float" office:value="1377">
            <text:p>137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7,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84]+INT([.D284])" office:value-type="float" office:value="1378">
            <text:p>1378</text:p>
          </table:table-cell>
          <table:table-cell table:formula="of:=[.E285]+INT([.D285])-1" office:value-type="float" office:value="1381">
            <text:p>138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7,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85]+INT([.D285])" office:value-type="float" office:value="1382">
            <text:p>1382</text:p>
          </table:table-cell>
          <table:table-cell table:formula="of:=[.E286]+INT([.D286])-1" office:value-type="float" office:value="1385">
            <text:p>138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7,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86]+INT([.D286])" office:value-type="float" office:value="1386">
            <text:p>1386</text:p>
          </table:table-cell>
          <table:table-cell table:formula="of:=[.E287]+INT([.D287])-1" office:value-type="float" office:value="1389">
            <text:p>138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7,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87]+INT([.D287])" office:value-type="float" office:value="1390">
            <text:p>1390</text:p>
          </table:table-cell>
          <table:table-cell table:formula="of:=[.E288]+INT([.D288])-1" office:value-type="float" office:value="1393">
            <text:p>139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7,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88]+INT([.D288])" office:value-type="float" office:value="1394">
            <text:p>1394</text:p>
          </table:table-cell>
          <table:table-cell table:formula="of:=[.E289]+INT([.D289])-1" office:value-type="float" office:value="1397">
            <text:p>139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7,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89]+INT([.D289])" office:value-type="float" office:value="1398">
            <text:p>1398</text:p>
          </table:table-cell>
          <table:table-cell table:formula="of:=[.E290]+INT([.D290])-1" office:value-type="float" office:value="1401">
            <text:p>140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7,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90]+INT([.D290])" office:value-type="float" office:value="1402">
            <text:p>1402</text:p>
          </table:table-cell>
          <table:table-cell table:formula="of:=[.E291]+INT([.D291])-1" office:value-type="float" office:value="1405">
            <text:p>140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7,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91]+INT([.D291])" office:value-type="float" office:value="1406">
            <text:p>1406</text:p>
          </table:table-cell>
          <table:table-cell table:formula="of:=[.E292]+INT([.D292])-1" office:value-type="float" office:value="1409">
            <text:p>140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7,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92]+INT([.D292])" office:value-type="float" office:value="1410">
            <text:p>1410</text:p>
          </table:table-cell>
          <table:table-cell table:formula="of:=[.E293]+INT([.D293])-1" office:value-type="float" office:value="1413">
            <text:p>141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7,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93]+INT([.D293])" office:value-type="float" office:value="1414">
            <text:p>1414</text:p>
          </table:table-cell>
          <table:table-cell table:formula="of:=[.E294]+INT([.D294])-1" office:value-type="float" office:value="1417">
            <text:p>141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7,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94]+INT([.D294])" office:value-type="float" office:value="1418">
            <text:p>1418</text:p>
          </table:table-cell>
          <table:table-cell table:formula="of:=[.E295]+INT([.D295])-1" office:value-type="float" office:value="1421">
            <text:p>142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7,1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95]+INT([.D295])" office:value-type="float" office:value="1422">
            <text:p>1422</text:p>
          </table:table-cell>
          <table:table-cell table:formula="of:=[.E296]+INT([.D296])-1" office:value-type="float" office:value="1425">
            <text:p>142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8,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96]+INT([.D296])" office:value-type="float" office:value="1426">
            <text:p>1426</text:p>
          </table:table-cell>
          <table:table-cell table:formula="of:=[.E297]+INT([.D297])-1" office:value-type="float" office:value="1429">
            <text:p>142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8,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97]+INT([.D297])" office:value-type="float" office:value="1430">
            <text:p>1430</text:p>
          </table:table-cell>
          <table:table-cell table:formula="of:=[.E298]+INT([.D298])-1" office:value-type="float" office:value="1433">
            <text:p>143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8,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98]+INT([.D298])" office:value-type="float" office:value="1434">
            <text:p>1434</text:p>
          </table:table-cell>
          <table:table-cell table:formula="of:=[.E299]+INT([.D299])-1" office:value-type="float" office:value="1437">
            <text:p>143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8,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299]+INT([.D299])" office:value-type="float" office:value="1438">
            <text:p>1438</text:p>
          </table:table-cell>
          <table:table-cell table:formula="of:=[.E300]+INT([.D300])-1" office:value-type="float" office:value="1441">
            <text:p>144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8,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00]+INT([.D300])" office:value-type="float" office:value="1442">
            <text:p>1442</text:p>
          </table:table-cell>
          <table:table-cell table:formula="of:=[.E301]+INT([.D301])-1" office:value-type="float" office:value="1445">
            <text:p>144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8,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01]+INT([.D301])" office:value-type="float" office:value="1446">
            <text:p>1446</text:p>
          </table:table-cell>
          <table:table-cell table:formula="of:=[.E302]+INT([.D302])-1" office:value-type="float" office:value="1449">
            <text:p>144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8,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02]+INT([.D302])" office:value-type="float" office:value="1450">
            <text:p>1450</text:p>
          </table:table-cell>
          <table:table-cell table:formula="of:=[.E303]+INT([.D303])-1" office:value-type="float" office:value="1453">
            <text:p>145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8,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03]+INT([.D303])" office:value-type="float" office:value="1454">
            <text:p>1454</text:p>
          </table:table-cell>
          <table:table-cell table:formula="of:=[.E304]+INT([.D304])-1" office:value-type="float" office:value="1457">
            <text:p>145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8,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04]+INT([.D304])" office:value-type="float" office:value="1458">
            <text:p>1458</text:p>
          </table:table-cell>
          <table:table-cell table:formula="of:=[.E305]+INT([.D305])-1" office:value-type="float" office:value="1461">
            <text:p>146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8,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05]+INT([.D305])" office:value-type="float" office:value="1462">
            <text:p>1462</text:p>
          </table:table-cell>
          <table:table-cell table:formula="of:=[.E306]+INT([.D306])-1" office:value-type="float" office:value="1465">
            <text:p>146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8,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06]+INT([.D306])" office:value-type="float" office:value="1466">
            <text:p>1466</text:p>
          </table:table-cell>
          <table:table-cell table:formula="of:=[.E307]+INT([.D307])-1" office:value-type="float" office:value="1469">
            <text:p>146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8,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07]+INT([.D307])" office:value-type="float" office:value="1470">
            <text:p>1470</text:p>
          </table:table-cell>
          <table:table-cell table:formula="of:=[.E308]+INT([.D308])-1" office:value-type="float" office:value="1473">
            <text:p>147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8,1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08]+INT([.D308])" office:value-type="float" office:value="1474">
            <text:p>1474</text:p>
          </table:table-cell>
          <table:table-cell table:formula="of:=[.E309]+INT([.D309])-1" office:value-type="float" office:value="1477">
            <text:p>147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9,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09]+INT([.D309])" office:value-type="float" office:value="1478">
            <text:p>1478</text:p>
          </table:table-cell>
          <table:table-cell table:formula="of:=[.E310]+INT([.D310])-1" office:value-type="float" office:value="1481">
            <text:p>148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9,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10]+INT([.D310])" office:value-type="float" office:value="1482">
            <text:p>1482</text:p>
          </table:table-cell>
          <table:table-cell table:formula="of:=[.E311]+INT([.D311])-1" office:value-type="float" office:value="1485">
            <text:p>148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9,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11]+INT([.D311])" office:value-type="float" office:value="1486">
            <text:p>1486</text:p>
          </table:table-cell>
          <table:table-cell table:formula="of:=[.E312]+INT([.D312])-1" office:value-type="float" office:value="1489">
            <text:p>148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9,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12]+INT([.D312])" office:value-type="float" office:value="1490">
            <text:p>1490</text:p>
          </table:table-cell>
          <table:table-cell table:formula="of:=[.E313]+INT([.D313])-1" office:value-type="float" office:value="1493">
            <text:p>149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9,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13]+INT([.D313])" office:value-type="float" office:value="1494">
            <text:p>1494</text:p>
          </table:table-cell>
          <table:table-cell table:formula="of:=[.E314]+INT([.D314])-1" office:value-type="float" office:value="1497">
            <text:p>149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9,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14]+INT([.D314])" office:value-type="float" office:value="1498">
            <text:p>1498</text:p>
          </table:table-cell>
          <table:table-cell table:formula="of:=[.E315]+INT([.D315])-1" office:value-type="float" office:value="1501">
            <text:p>150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9,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15]+INT([.D315])" office:value-type="float" office:value="1502">
            <text:p>1502</text:p>
          </table:table-cell>
          <table:table-cell table:formula="of:=[.E316]+INT([.D316])-1" office:value-type="float" office:value="1505">
            <text:p>150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9,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16]+INT([.D316])" office:value-type="float" office:value="1506">
            <text:p>1506</text:p>
          </table:table-cell>
          <table:table-cell table:formula="of:=[.E317]+INT([.D317])-1" office:value-type="float" office:value="1509">
            <text:p>150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9,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17]+INT([.D317])" office:value-type="float" office:value="1510">
            <text:p>1510</text:p>
          </table:table-cell>
          <table:table-cell table:formula="of:=[.E318]+INT([.D318])-1" office:value-type="float" office:value="1513">
            <text:p>151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9,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18]+INT([.D318])" office:value-type="float" office:value="1514">
            <text:p>1514</text:p>
          </table:table-cell>
          <table:table-cell table:formula="of:=[.E319]+INT([.D319])-1" office:value-type="float" office:value="1517">
            <text:p>151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9,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19]+INT([.D319])" office:value-type="float" office:value="1518">
            <text:p>1518</text:p>
          </table:table-cell>
          <table:table-cell table:formula="of:=[.E320]+INT([.D320])-1" office:value-type="float" office:value="1521">
            <text:p>152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9,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20]+INT([.D320])" office:value-type="float" office:value="1522">
            <text:p>1522</text:p>
          </table:table-cell>
          <table:table-cell table:formula="of:=[.E321]+INT([.D321])-1" office:value-type="float" office:value="1525">
            <text:p>152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19,1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21]+INT([.D321])" office:value-type="float" office:value="1526">
            <text:p>1526</text:p>
          </table:table-cell>
          <table:table-cell table:formula="of:=[.E322]+INT([.D322])-1" office:value-type="float" office:value="1529">
            <text:p>152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0,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22]+INT([.D322])" office:value-type="float" office:value="1530">
            <text:p>1530</text:p>
          </table:table-cell>
          <table:table-cell table:formula="of:=[.E323]+INT([.D323])-1" office:value-type="float" office:value="1533">
            <text:p>153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0,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23]+INT([.D323])" office:value-type="float" office:value="1534">
            <text:p>1534</text:p>
          </table:table-cell>
          <table:table-cell table:formula="of:=[.E324]+INT([.D324])-1" office:value-type="float" office:value="1537">
            <text:p>153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0,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24]+INT([.D324])" office:value-type="float" office:value="1538">
            <text:p>1538</text:p>
          </table:table-cell>
          <table:table-cell table:formula="of:=[.E325]+INT([.D325])-1" office:value-type="float" office:value="1541">
            <text:p>154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0,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25]+INT([.D325])" office:value-type="float" office:value="1542">
            <text:p>1542</text:p>
          </table:table-cell>
          <table:table-cell table:formula="of:=[.E326]+INT([.D326])-1" office:value-type="float" office:value="1545">
            <text:p>154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0,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26]+INT([.D326])" office:value-type="float" office:value="1546">
            <text:p>1546</text:p>
          </table:table-cell>
          <table:table-cell table:formula="of:=[.E327]+INT([.D327])-1" office:value-type="float" office:value="1549">
            <text:p>154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0,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27]+INT([.D327])" office:value-type="float" office:value="1550">
            <text:p>1550</text:p>
          </table:table-cell>
          <table:table-cell table:formula="of:=[.E328]+INT([.D328])-1" office:value-type="float" office:value="1553">
            <text:p>155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0,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28]+INT([.D328])" office:value-type="float" office:value="1554">
            <text:p>1554</text:p>
          </table:table-cell>
          <table:table-cell table:formula="of:=[.E329]+INT([.D329])-1" office:value-type="float" office:value="1557">
            <text:p>155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0,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29]+INT([.D329])" office:value-type="float" office:value="1558">
            <text:p>1558</text:p>
          </table:table-cell>
          <table:table-cell table:formula="of:=[.E330]+INT([.D330])-1" office:value-type="float" office:value="1561">
            <text:p>156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0,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30]+INT([.D330])" office:value-type="float" office:value="1562">
            <text:p>1562</text:p>
          </table:table-cell>
          <table:table-cell table:formula="of:=[.E331]+INT([.D331])-1" office:value-type="float" office:value="1565">
            <text:p>156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0,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31]+INT([.D331])" office:value-type="float" office:value="1566">
            <text:p>1566</text:p>
          </table:table-cell>
          <table:table-cell table:formula="of:=[.E332]+INT([.D332])-1" office:value-type="float" office:value="1569">
            <text:p>156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0,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32]+INT([.D332])" office:value-type="float" office:value="1570">
            <text:p>1570</text:p>
          </table:table-cell>
          <table:table-cell table:formula="of:=[.E333]+INT([.D333])-1" office:value-type="float" office:value="1573">
            <text:p>157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0,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33]+INT([.D333])" office:value-type="float" office:value="1574">
            <text:p>1574</text:p>
          </table:table-cell>
          <table:table-cell table:formula="of:=[.E334]+INT([.D334])-1" office:value-type="float" office:value="1577">
            <text:p>157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0,1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34]+INT([.D334])" office:value-type="float" office:value="1578">
            <text:p>1578</text:p>
          </table:table-cell>
          <table:table-cell table:formula="of:=[.E335]+INT([.D335])-1" office:value-type="float" office:value="1581">
            <text:p>158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1,01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335]+INT([.D335])" office:value-type="float" office:value="1582">
            <text:p>1582</text:p>
          </table:table-cell>
          <table:table-cell table:formula="of:=[.E336]+INT([.D336])-1" office:value-type="float" office:value="1587">
            <text:p>158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1,02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336]+INT([.D336])" office:value-type="float" office:value="1588">
            <text:p>1588</text:p>
          </table:table-cell>
          <table:table-cell table:formula="of:=[.E337]+INT([.D337])-1" office:value-type="float" office:value="1593">
            <text:p>159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1,03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337]+INT([.D337])" office:value-type="float" office:value="1594">
            <text:p>1594</text:p>
          </table:table-cell>
          <table:table-cell table:formula="of:=[.E338]+INT([.D338])-1" office:value-type="float" office:value="1599">
            <text:p>159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1,04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338]+INT([.D338])" office:value-type="float" office:value="1600">
            <text:p>1600</text:p>
          </table:table-cell>
          <table:table-cell table:formula="of:=[.E339]+INT([.D339])-1" office:value-type="float" office:value="1605">
            <text:p>160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1,05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339]+INT([.D339])" office:value-type="float" office:value="1606">
            <text:p>1606</text:p>
          </table:table-cell>
          <table:table-cell table:formula="of:=[.E340]+INT([.D340])-1" office:value-type="float" office:value="1611">
            <text:p>161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1,06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340]+INT([.D340])" office:value-type="float" office:value="1612">
            <text:p>1612</text:p>
          </table:table-cell>
          <table:table-cell table:formula="of:=[.E341]+INT([.D341])-1" office:value-type="float" office:value="1617">
            <text:p>161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1,07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341]+INT([.D341])" office:value-type="float" office:value="1618">
            <text:p>1618</text:p>
          </table:table-cell>
          <table:table-cell table:formula="of:=[.E342]+INT([.D342])-1" office:value-type="float" office:value="1623">
            <text:p>162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1,08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342]+INT([.D342])" office:value-type="float" office:value="1624">
            <text:p>1624</text:p>
          </table:table-cell>
          <table:table-cell table:formula="of:=[.E343]+INT([.D343])-1" office:value-type="float" office:value="1629">
            <text:p>162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1,09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343]+INT([.D343])" office:value-type="float" office:value="1630">
            <text:p>1630</text:p>
          </table:table-cell>
          <table:table-cell table:formula="of:=[.E344]+INT([.D344])-1" office:value-type="float" office:value="1635">
            <text:p>163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1,10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344]+INT([.D344])" office:value-type="float" office:value="1636">
            <text:p>1636</text:p>
          </table:table-cell>
          <table:table-cell table:formula="of:=[.E345]+INT([.D345])-1" office:value-type="float" office:value="1641">
            <text:p>164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1,11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345]+INT([.D345])" office:value-type="float" office:value="1642">
            <text:p>1642</text:p>
          </table:table-cell>
          <table:table-cell table:formula="of:=[.E346]+INT([.D346])-1" office:value-type="float" office:value="1647">
            <text:p>164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1,12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346]+INT([.D346])" office:value-type="float" office:value="1648">
            <text:p>1648</text:p>
          </table:table-cell>
          <table:table-cell table:formula="of:=[.E347]+INT([.D347])-1" office:value-type="float" office:value="1653">
            <text:p>165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1,13)</text:p>
          </table:table-cell>
          <table:table-cell/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347]+INT([.D347])" office:value-type="float" office:value="1654">
            <text:p>1654</text:p>
          </table:table-cell>
          <table:table-cell table:formula="of:=[.E348]+INT([.D348])-1" office:value-type="float" office:value="1659">
            <text:p>165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2,0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48]+INT([.D348])" office:value-type="float" office:value="1660">
            <text:p>1660</text:p>
          </table:table-cell>
          <table:table-cell table:formula="of:=[.E349]+INT([.D349])-1" office:value-type="float" office:value="1663">
            <text:p>166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2,0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49]+INT([.D349])" office:value-type="float" office:value="1664">
            <text:p>1664</text:p>
          </table:table-cell>
          <table:table-cell table:formula="of:=[.E350]+INT([.D350])-1" office:value-type="float" office:value="1667">
            <text:p>166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2,0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50]+INT([.D350])" office:value-type="float" office:value="1668">
            <text:p>1668</text:p>
          </table:table-cell>
          <table:table-cell table:formula="of:=[.E351]+INT([.D351])-1" office:value-type="float" office:value="1671">
            <text:p>167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2,04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51]+INT([.D351])" office:value-type="float" office:value="1672">
            <text:p>1672</text:p>
          </table:table-cell>
          <table:table-cell table:formula="of:=[.E352]+INT([.D352])-1" office:value-type="float" office:value="1675">
            <text:p>167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2,05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52]+INT([.D352])" office:value-type="float" office:value="1676">
            <text:p>1676</text:p>
          </table:table-cell>
          <table:table-cell table:formula="of:=[.E353]+INT([.D353])-1" office:value-type="float" office:value="1679">
            <text:p>167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2,06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53]+INT([.D353])" office:value-type="float" office:value="1680">
            <text:p>1680</text:p>
          </table:table-cell>
          <table:table-cell table:formula="of:=[.E354]+INT([.D354])-1" office:value-type="float" office:value="1683">
            <text:p>168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2,07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54]+INT([.D354])" office:value-type="float" office:value="1684">
            <text:p>1684</text:p>
          </table:table-cell>
          <table:table-cell table:formula="of:=[.E355]+INT([.D355])-1" office:value-type="float" office:value="1687">
            <text:p>168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2,08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55]+INT([.D355])" office:value-type="float" office:value="1688">
            <text:p>1688</text:p>
          </table:table-cell>
          <table:table-cell table:formula="of:=[.E356]+INT([.D356])-1" office:value-type="float" office:value="1691">
            <text:p>169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2,09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56]+INT([.D356])" office:value-type="float" office:value="1692">
            <text:p>1692</text:p>
          </table:table-cell>
          <table:table-cell table:formula="of:=[.E357]+INT([.D357])-1" office:value-type="float" office:value="1695">
            <text:p>1695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2,10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57]+INT([.D357])" office:value-type="float" office:value="1696">
            <text:p>1696</text:p>
          </table:table-cell>
          <table:table-cell table:formula="of:=[.E358]+INT([.D358])-1" office:value-type="float" office:value="1699">
            <text:p>1699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2,11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58]+INT([.D358])" office:value-type="float" office:value="1700">
            <text:p>1700</text:p>
          </table:table-cell>
          <table:table-cell table:formula="of:=[.E359]+INT([.D359])-1" office:value-type="float" office:value="1703">
            <text:p>1703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2,12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59]+INT([.D359])" office:value-type="float" office:value="1704">
            <text:p>1704</text:p>
          </table:table-cell>
          <table:table-cell table:formula="of:=[.E360]+INT([.D360])-1" office:value-type="float" office:value="1707">
            <text:p>1707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rw4(22,13)</text:p>
          </table:table-cell>
          <table:table-cell/>
          <table:table-cell office:value-type="string">
            <text:p>PD</text:p>
          </table:table-cell>
          <table:table-cell office:value-type="float" office:value="4.2">
            <text:p>4.2</text:p>
          </table:table-cell>
          <table:table-cell table:formula="of:=[.E360]+INT([.D360])" office:value-type="float" office:value="1708">
            <text:p>1708</text:p>
          </table:table-cell>
          <table:table-cell table:formula="of:=[.E361]+INT([.D361])-1" office:value-type="float" office:value="1711">
            <text:p>1711</text:p>
          </table:table-cell>
          <table:table-cell office:value-type="string">
            <text:p>(unused)</text:p>
          </table:table-cell>
          <table:table-cell table:number-columns-repeated="1017"/>
        </table:table-row>
        <table:table-row table:style-name="ro1">
          <table:table-cell office:value-type="string">
            <text:p>df$,</text:p>
          </table:table-cell>
          <table:table-cell/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table:formula="of:=[.E361]+INT([.D361])" office:value-type="float" office:value="1712">
            <text:p>1712</text:p>
          </table:table-cell>
          <table:table-cell table:formula="of:=[.E362]+INT([.D362])-1" office:value-type="float" office:value="1712">
            <text:p>1712</text:p>
          </table:table-cell>
          <table:table-cell office:value-type="string">
            <text:p>Bank Draft (Y)</text:p>
          </table:table-cell>
          <table:table-cell table:number-columns-repeated="1017"/>
        </table:table-row>
        <table:table-row table:style-name="ro1">
          <table:table-cell office:value-type="string">
            <text:p>dr$,</text:p>
          </table:table-cell>
          <table:table-cell/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table:formula="of:=[.E362]+INT([.D362])" office:value-type="float" office:value="1713">
            <text:p>1713</text:p>
          </table:table-cell>
          <table:table-cell table:formula="of:=[.E363]+INT([.D363])-1" office:value-type="float" office:value="1721">
            <text:p>1721</text:p>
          </table:table-cell>
          <table:table-cell office:value-type="string">
            <text:p>Bank Routing Number</text:p>
          </table:table-cell>
          <table:table-cell table:number-columns-repeated="1017"/>
        </table:table-row>
        <table:table-row table:style-name="ro1">
          <table:table-cell office:value-type="string">
            <text:p>dc$,</text:p>
          </table:table-cell>
          <table:table-cell/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table:formula="of:=[.E363]+INT([.D363])" office:value-type="float" office:value="1722">
            <text:p>1722</text:p>
          </table:table-cell>
          <table:table-cell table:formula="of:=[.E364]+INT([.D364])-1" office:value-type="float" office:value="1723">
            <text:p>1723</text:p>
          </table:table-cell>
          <table:table-cell office:value-type="string">
            <text:p>Bank Account Code</text:p>
          </table:table-cell>
          <table:table-cell office:value-type="string">
            <text:p><text:s/>27=Checking 37=Savings</text:p>
          </table:table-cell>
          <table:table-cell table:number-columns-repeated="1016"/>
        </table:table-row>
        <table:table-row table:style-name="ro1">
          <table:table-cell office:value-type="string">
            <text:p>da$,</text:p>
          </table:table-cell>
          <table:table-cell/>
          <table:table-cell office:value-type="string">
            <text:p>C</text:p>
          </table:table-cell>
          <table:table-cell office:value-type="float" office:value="17">
            <text:p>17</text:p>
          </table:table-cell>
          <table:table-cell table:formula="of:=[.E364]+INT([.D364])" office:value-type="float" office:value="1724">
            <text:p>1724</text:p>
          </table:table-cell>
          <table:table-cell table:formula="of:=[.E365]+INT([.D365])-1" office:value-type="float" office:value="1740">
            <text:p>1740</text:p>
          </table:table-cell>
          <table:table-cell office:value-type="string">
            <text:p>Bank Account Number</text:p>
          </table:table-cell>
          <table:table-cell table:number-columns-repeated="1017"/>
        </table:table-row>
        <table:table-row table:style-name="ro1">
          <table:table-cell office:value-type="string">
            <text:p>extra(01)</text:p>
          </table:table-cell>
          <table:table-cell/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formula="of:=[.E365]+INT([.D365])" office:value-type="float" office:value="1741">
            <text:p>1741</text:p>
          </table:table-cell>
          <table:table-cell table:formula="of:=[.E366]+INT([.D366])-1" office:value-type="float" office:value="1742">
            <text:p>1742</text:p>
          </table:table-cell>
          <table:table-cell office:value-type="string">
            <text:p>Route Number</text:p>
          </table:table-cell>
          <table:table-cell table:number-columns-repeated="1017"/>
        </table:table-row>
        <table:table-row table:style-name="ro1">
          <table:table-cell office:value-type="string">
            <text:p>extra(02)</text:p>
          </table:table-cell>
          <table:table-cell/>
          <table:table-cell office:value-type="string">
            <text:p>N</text:p>
          </table:table-cell>
          <table:table-cell office:value-type="float" office:value="7">
            <text:p>7</text:p>
          </table:table-cell>
          <table:table-cell table:formula="of:=[.E366]+INT([.D366])" office:value-type="float" office:value="1743">
            <text:p>1743</text:p>
          </table:table-cell>
          <table:table-cell table:formula="of:=[.E367]+INT([.D367])-1" office:value-type="float" office:value="1749">
            <text:p>1749</text:p>
          </table:table-cell>
          <table:table-cell office:value-type="string">
            <text:p>Sequence Number</text:p>
          </table:table-cell>
          <table:table-cell table:number-columns-repeated="1017"/>
        </table:table-row>
        <table:table-row table:style-name="ro1">
          <table:table-cell office:value-type="string">
            <text:p>extra(03)</text:p>
          </table:table-cell>
          <table:table-cell office:value-type="string">
            <text:p>d2</text:p>
          </table:table-cell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367]+INT([.D367])" office:value-type="float" office:value="1750">
            <text:p>1750</text:p>
          </table:table-cell>
          <table:table-cell table:formula="of:=[.E368]+INT([.D368])-1" office:value-type="float" office:value="1755">
            <text:p>1755</text:p>
          </table:table-cell>
          <table:table-cell office:value-type="string">
            <text:p>Meter Reading Date – Current</text:p>
          </table:table-cell>
          <table:table-cell table:number-columns-repeated="1017"/>
        </table:table-row>
        <table:table-row table:style-name="ro1">
          <table:table-cell office:value-type="string">
            <text:p>extra(04)</text:p>
          </table:table-cell>
          <table:table-cell office:value-type="string">
            <text:p>d3</text:p>
          </table:table-cell>
          <table:table-cell office:value-type="string">
            <text:p>N</text:p>
          </table:table-cell>
          <table:table-cell office:value-type="float" office:value="6">
            <text:p>6</text:p>
          </table:table-cell>
          <table:table-cell table:formula="of:=[.E368]+INT([.D368])" office:value-type="float" office:value="1756">
            <text:p>1756</text:p>
          </table:table-cell>
          <table:table-cell table:formula="of:=[.E369]+INT([.D369])-1" office:value-type="float" office:value="1761">
            <text:p>1761</text:p>
          </table:table-cell>
          <table:table-cell office:value-type="string">
            <text:p>Meter Reading Date – Prior</text:p>
          </table:table-cell>
          <table:table-cell table:number-columns-repeated="1017"/>
        </table:table-row>
        <table:table-row table:style-name="ro1">
          <table:table-cell office:value-type="string">
            <text:p>extra(05)</text:p>
          </table:table-cell>
          <table:table-cell/>
          <table:table-cell office:value-type="string">
            <text:p>N</text:p>
          </table:table-cell>
          <table:table-cell office:value-type="float" office:value="9">
            <text:p>9</text:p>
          </table:table-cell>
          <table:table-cell table:formula="of:=[.E369]+INT([.D369])" office:value-type="float" office:value="1762">
            <text:p>1762</text:p>
          </table:table-cell>
          <table:table-cell table:formula="of:=[.E370]+INT([.D370])-1" office:value-type="float" office:value="1770">
            <text:p>1770</text:p>
          </table:table-cell>
          <table:table-cell office:value-type="string">
            <text:p>Sewer Reduction</text:p>
          </table:table-cell>
          <table:table-cell table:number-columns-repeated="1017"/>
        </table:table-row>
        <table:table-row table:style-name="ro1">
          <table:table-cell office:value-type="string">
            <text:p>extra(06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370]+INT([.D370])" office:value-type="float" office:value="1771">
            <text:p>1771</text:p>
          </table:table-cell>
          <table:table-cell table:formula="of:=[.E371]+INT([.D371])-1" office:value-type="float" office:value="1775">
            <text:p>1775</text:p>
          </table:table-cell>
          <table:table-cell office:value-type="string">
            <text:p>Service 3 – Security Light</text:p>
          </table:table-cell>
          <table:table-cell table:number-columns-repeated="1017"/>
        </table:table-row>
        <table:table-row table:style-name="ro1">
          <table:table-cell office:value-type="string">
            <text:p>extra(07)</text:p>
          </table:table-cell>
          <table:table-cell/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table:formula="of:=[.E371]+INT([.D371])" office:value-type="float" office:value="1776">
            <text:p>1776</text:p>
          </table:table-cell>
          <table:table-cell table:formula="of:=[.E372]+INT([.D372])-1" office:value-type="float" office:value="1778">
            <text:p>1778</text:p>
          </table:table-cell>
          <table:table-cell office:value-type="string">
            <text:p>Service 3 – Light Count</text:p>
          </table:table-cell>
          <table:table-cell table:number-columns-repeated="1017"/>
        </table:table-row>
        <table:table-row table:style-name="ro1">
          <table:table-cell office:value-type="string">
            <text:p>extra(08)</text:p>
          </table:table-cell>
          <table:table-cell/>
          <table:table-cell office:value-type="string">
            <text:p>N</text:p>
          </table:table-cell>
          <table:table-cell office:value-type="float" office:value="9">
            <text:p>9</text:p>
          </table:table-cell>
          <table:table-cell table:formula="of:=[.E372]+INT([.D372])" office:value-type="float" office:value="1779">
            <text:p>1779</text:p>
          </table:table-cell>
          <table:table-cell table:formula="of:=[.E373]+INT([.D373])-1" office:value-type="float" office:value="1787">
            <text:p>1787</text:p>
          </table:table-cell>
          <table:table-cell office:value-type="string">
            <text:p>Service 3 (Electric or Lawn Meter) – Multiplier</text:p>
          </table:table-cell>
          <table:table-cell table:number-columns-repeated="1017"/>
        </table:table-row>
        <table:table-row table:style-name="ro1">
          <table:table-cell office:value-type="string">
            <text:p>extra(09)</text:p>
          </table:table-cell>
          <table:table-cell/>
          <table:table-cell office:value-type="string">
            <text:p>N</text:p>
          </table:table-cell>
          <table:table-cell office:value-type="float" office:value="9">
            <text:p>9</text:p>
          </table:table-cell>
          <table:table-cell table:formula="of:=[.E373]+INT([.D373])" office:value-type="float" office:value="1788">
            <text:p>1788</text:p>
          </table:table-cell>
          <table:table-cell table:formula="of:=[.E374]+INT([.D374])-1" office:value-type="float" office:value="1796">
            <text:p>1796</text:p>
          </table:table-cell>
          <table:table-cell office:value-type="string">
            <text:p>Service 3 (Electric or Lawn Meter) – Demand Usage</text:p>
          </table:table-cell>
          <table:table-cell table:number-columns-repeated="1017"/>
        </table:table-row>
        <table:table-row table:style-name="ro1">
          <table:table-cell office:value-type="string">
            <text:p>extra(10)</text:p>
          </table:table-cell>
          <table:table-cell/>
          <table:table-cell office:value-type="string">
            <text:p>N</text:p>
          </table:table-cell>
          <table:table-cell office:value-type="float" office:value="9">
            <text:p>9</text:p>
          </table:table-cell>
          <table:table-cell table:formula="of:=[.E374]+INT([.D374])" office:value-type="float" office:value="1797">
            <text:p>1797</text:p>
          </table:table-cell>
          <table:table-cell table:formula="of:=[.E375]+INT([.D375])-1" office:value-type="float" office:value="1805">
            <text:p>1805</text:p>
          </table:table-cell>
          <table:table-cell office:value-type="string">
            <text:p>Service 4 (Gas) – Multiplier (=extra(10)*.001)</text:p>
          </table:table-cell>
          <table:table-cell table:number-columns-repeated="1017"/>
        </table:table-row>
        <table:table-row table:style-name="ro1">
          <table:table-cell office:value-type="string">
            <text:p>extra(11)</text:p>
          </table:table-cell>
          <table:table-cell/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formula="of:=[.E375]+INT([.D375])" office:value-type="float" office:value="1806">
            <text:p>1806</text:p>
          </table:table-cell>
          <table:table-cell table:formula="of:=[.E376]+INT([.D376])-1" office:value-type="float" office:value="1807">
            <text:p>1807</text:p>
          </table:table-cell>
          <table:table-cell office:value-type="string">
            <text:p>Service 6 – Rate Code</text:p>
          </table:table-cell>
          <table:table-cell table:number-columns-repeated="1017"/>
        </table:table-row>
        <table:table-row table:style-name="ro1">
          <table:table-cell office:value-type="string">
            <text:p>extra(12)</text:p>
          </table:table-cell>
          <table:table-cell/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formula="of:=[.E376]+INT([.D376])" office:value-type="float" office:value="1808">
            <text:p>1808</text:p>
          </table:table-cell>
          <table:table-cell table:formula="of:=[.E377]+INT([.D377])-1" office:value-type="float" office:value="1809">
            <text:p>1809</text:p>
          </table:table-cell>
          <table:table-cell office:value-type="string">
            <text:p>Service 7 – Rate Code</text:p>
          </table:table-cell>
          <table:table-cell table:number-columns-repeated="1017"/>
        </table:table-row>
        <table:table-row table:style-name="ro1">
          <table:table-cell office:value-type="string">
            <text:p>extra(13)</text:p>
          </table:table-cell>
          <table:table-cell/>
          <table:table-cell office:value-type="string">
            <text:p>N</text:p>
          </table:table-cell>
          <table:table-cell office:value-type="float" office:value="2">
            <text:p>2</text:p>
          </table:table-cell>
          <table:table-cell table:formula="of:=[.E377]+INT([.D377])" office:value-type="float" office:value="1810">
            <text:p>1810</text:p>
          </table:table-cell>
          <table:table-cell table:formula="of:=[.E378]+INT([.D378])-1" office:value-type="float" office:value="1811">
            <text:p>1811</text:p>
          </table:table-cell>
          <table:table-cell office:value-type="string">
            <text:p>Service 8 – Rate Code</text:p>
          </table:table-cell>
          <table:table-cell table:number-columns-repeated="1017"/>
        </table:table-row>
        <table:table-row table:style-name="ro1">
          <table:table-cell office:value-type="string">
            <text:p>extra(14)</text:p>
          </table:table-cell>
          <table:table-cell/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table:formula="of:=[.E378]+INT([.D378])" office:value-type="float" office:value="1812">
            <text:p>1812</text:p>
          </table:table-cell>
          <table:table-cell table:formula="of:=[.E379]+INT([.D379])-1" office:value-type="float" office:value="1814">
            <text:p>1814</text:p>
          </table:table-cell>
          <table:table-cell office:value-type="string">
            <text:p>Service 2 (Sewer) – Number of Units</text:p>
          </table:table-cell>
          <table:table-cell table:number-columns-repeated="1017"/>
        </table:table-row>
        <table:table-row table:style-name="ro1">
          <table:table-cell office:value-type="string">
            <text:p>extra(15)</text:p>
          </table:table-cell>
          <table:table-cell/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table:formula="of:=[.E379]+INT([.D379])" office:value-type="float" office:value="1815">
            <text:p>1815</text:p>
          </table:table-cell>
          <table:table-cell table:formula="of:=[.E380]+INT([.D380])-1" office:value-type="float" office:value="1817">
            <text:p>1817</text:p>
          </table:table-cell>
          <table:table-cell office:value-type="string">
            <text:p>Service 3 (Electric or Lawn Meter) – Number of Units</text:p>
          </table:table-cell>
          <table:table-cell table:number-columns-repeated="1017"/>
        </table:table-row>
        <table:table-row table:style-name="ro1">
          <table:table-cell office:value-type="string">
            <text:p>extra(16)</text:p>
          </table:table-cell>
          <table:table-cell/>
          <table:table-cell office:value-type="string">
            <text:p>N</text:p>
          </table:table-cell>
          <table:table-cell office:value-type="float" office:value="3">
            <text:p>3</text:p>
          </table:table-cell>
          <table:table-cell table:formula="of:=[.E380]+INT([.D380])" office:value-type="float" office:value="1818">
            <text:p>1818</text:p>
          </table:table-cell>
          <table:table-cell table:formula="of:=[.E381]+INT([.D381])-1" office:value-type="float" office:value="1820">
            <text:p>1820</text:p>
          </table:table-cell>
          <table:table-cell office:value-type="string">
            <text:p>Service 4 (Gas) – Number of Units</text:p>
          </table:table-cell>
          <table:table-cell table:number-columns-repeated="1017"/>
        </table:table-row>
        <table:table-row table:style-name="ro1">
          <table:table-cell office:value-type="string">
            <text:p>extra(17)</text:p>
          </table:table-cell>
          <table:table-cell/>
          <table:table-cell office:value-type="string">
            <text:p>N</text:p>
          </table:table-cell>
          <table:table-cell office:value-type="float" office:value="1">
            <text:p>1</text:p>
          </table:table-cell>
          <table:table-cell table:formula="of:=[.E381]+INT([.D381])" office:value-type="float" office:value="1821">
            <text:p>1821</text:p>
          </table:table-cell>
          <table:table-cell table:formula="of:=[.E382]+INT([.D382])-1" office:value-type="float" office:value="1821">
            <text:p>1821</text:p>
          </table:table-cell>
          <table:table-cell office:value-type="string">
            <text:p>Final Billing Code </text:p>
          </table:table-cell>
          <table:table-cell office:value-type="string">
            <text:p>(0 - Active, 1 - Inactive / Final Billed, 2 - Inactive / Deposit Refunded, 3 - Active / but Do Not Bill, 4 - Finaled / but Not Billed)</text:p>
          </table:table-cell>
          <table:table-cell table:number-columns-repeated="1016"/>
        </table:table-row>
        <table:table-row table:style-name="ro1">
          <table:table-cell office:value-type="string">
            <text:p>extra(18)</text:p>
          </table:table-cell>
          <table:table-cell/>
          <table:table-cell office:value-type="string">
            <text:p>N</text:p>
          </table:table-cell>
          <table:table-cell office:value-type="float" office:value="9">
            <text:p>9</text:p>
          </table:table-cell>
          <table:table-cell table:formula="of:=[.E382]+INT([.D382])" office:value-type="float" office:value="1822">
            <text:p>1822</text:p>
          </table:table-cell>
          <table:table-cell table:formula="of:=[.E383]+INT([.D383])-1" office:value-type="float" office:value="1830">
            <text:p>1830</text:p>
          </table:table-cell>
          <table:table-cell office:value-type="string">
            <text:p>Service 2 (Sewer) – Average Usage</text:p>
          </table:table-cell>
          <table:table-cell table:number-columns-repeated="1017"/>
        </table:table-row>
        <table:table-row table:style-name="ro1">
          <table:table-cell office:value-type="string">
            <text:p>extra(19)</text:p>
          </table:table-cell>
          <table:table-cell/>
          <table:table-cell office:value-type="string">
            <text:p>N</text:p>
          </table:table-cell>
          <table:table-cell office:value-type="float" office:value="9">
            <text:p>9</text:p>
          </table:table-cell>
          <table:table-cell table:formula="of:=[.E383]+INT([.D383])" office:value-type="float" office:value="1831">
            <text:p>1831</text:p>
          </table:table-cell>
          <table:table-cell table:formula="of:=[.E384]+INT([.D384])-1" office:value-type="float" office:value="1839">
            <text:p>1839</text:p>
          </table:table-cell>
          <table:table-cell office:value-type="string">
            <text:p>Estimated Date</text:p>
          </table:table-cell>
          <table:table-cell table:number-columns-repeated="1017"/>
        </table:table-row>
        <table:table-row table:style-name="ro1">
          <table:table-cell office:value-type="string">
            <text:p>extra(20)</text:p>
          </table:table-cell>
          <table:table-cell/>
          <table:table-cell office:value-type="string">
            <text:p>N</text:p>
          </table:table-cell>
          <table:table-cell office:value-type="float" office:value="9">
            <text:p>9</text:p>
          </table:table-cell>
          <table:table-cell table:formula="of:=[.E384]+INT([.D384])" office:value-type="float" office:value="1840">
            <text:p>1840</text:p>
          </table:table-cell>
          <table:table-cell table:formula="of:=[.E385]+INT([.D385])-1" office:value-type="float" office:value="1848">
            <text:p>1848</text:p>
          </table:table-cell>
          <table:table-cell table:number-columns-repeated="1018"/>
        </table:table-row>
        <table:table-row table:style-name="ro1">
          <table:table-cell office:value-type="string">
            <text:p>extra(21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385]+INT([.D385])" office:value-type="float" office:value="1849">
            <text:p>1849</text:p>
          </table:table-cell>
          <table:table-cell table:formula="of:=[.E386]+INT([.D386])-1" office:value-type="float" office:value="1853">
            <text:p>1853</text:p>
          </table:table-cell>
          <table:table-cell table:number-columns-repeated="1018"/>
        </table:table-row>
        <table:table-row table:style-name="ro1">
          <table:table-cell office:value-type="string">
            <text:p>extra(22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386]+INT([.D386])" office:value-type="float" office:value="1854">
            <text:p>1854</text:p>
          </table:table-cell>
          <table:table-cell table:formula="of:=[.E387]+INT([.D387])-1" office:value-type="float" office:value="1858">
            <text:p>1858</text:p>
          </table:table-cell>
          <table:table-cell office:value-type="string">
            <text:p>Use Alternate Billing Address (1=Use, 0 or 2=DO NOT Use)</text:p>
          </table:table-cell>
          <table:table-cell table:number-columns-repeated="1017"/>
        </table:table-row>
        <table:table-row table:style-name="ro1">
          <table:table-cell office:value-type="string">
            <text:p>extra(23)</text:p>
          </table:table-cell>
          <table:table-cell/>
          <table:table-cell office:value-type="string">
            <text:p>PD</text:p>
          </table:table-cell>
          <table:table-cell office:value-type="float" office:value="5.2">
            <text:p>5.2</text:p>
          </table:table-cell>
          <table:table-cell table:formula="of:=[.E387]+INT([.D387])" office:value-type="float" office:value="1859">
            <text:p>1859</text:p>
          </table:table-cell>
          <table:table-cell table:formula="of:=[.E388]+INT([.D388])-1" office:value-type="float" office:value="1863">
            <text:p>1863</text:p>
          </table:table-cell>
          <table:table-cell table:number-columns-repeated="1018"/>
        </table:table-row>
        <table:table-row table:style-name="ro1">
          <table:table-cell office:value-type="string">
            <text:p>extra$(01)</text:p>
          </table:table-cell>
          <table:table-cell/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table:formula="of:=[.E388]+INT([.D388])" office:value-type="float" office:value="1864">
            <text:p>1864</text:p>
          </table:table-cell>
          <table:table-cell table:formula="of:=[.E389]+INT([.D389])-1" office:value-type="float" office:value="1893">
            <text:p>1893</text:p>
          </table:table-cell>
          <table:table-cell office:value-type="string">
            <text:p>Address 2 - Primary</text:p>
          </table:table-cell>
          <table:table-cell table:number-columns-repeated="1017"/>
        </table:table-row>
        <table:table-row table:style-name="ro1">
          <table:table-cell office:value-type="string">
            <text:p>extra$(02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389]+INT([.D389])" office:value-type="float" office:value="1894">
            <text:p>1894</text:p>
          </table:table-cell>
          <table:table-cell table:formula="of:=[.E390]+INT([.D390])-1" office:value-type="float" office:value="1905">
            <text:p>1905</text:p>
          </table:table-cell>
          <table:table-cell office:value-type="string">
            <text:p>Phone Number – Main</text:p>
          </table:table-cell>
          <table:table-cell table:number-columns-repeated="1017"/>
        </table:table-row>
        <table:table-row table:style-name="ro1">
          <table:table-cell office:value-type="string">
            <text:p>extra$(03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390]+INT([.D390])" office:value-type="float" office:value="1906">
            <text:p>1906</text:p>
          </table:table-cell>
          <table:table-cell table:formula="of:=[.E391]+INT([.D391])-1" office:value-type="float" office:value="1917">
            <text:p>1917</text:p>
          </table:table-cell>
          <table:table-cell office:value-type="string">
            <text:p>Service 1 (Water) – Serial Number</text:p>
          </table:table-cell>
          <table:table-cell table:number-columns-repeated="1017"/>
        </table:table-row>
        <table:table-row table:style-name="ro1">
          <table:table-cell office:value-type="string">
            <text:p>extra$(04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391]+INT([.D391])" office:value-type="float" office:value="1918">
            <text:p>1918</text:p>
          </table:table-cell>
          <table:table-cell table:formula="of:=[.E392]+INT([.D392])-1" office:value-type="float" office:value="1929">
            <text:p>1929</text:p>
          </table:table-cell>
          <table:table-cell office:value-type="string">
            <text:p>Service 3 (Electric or Lawn Meter) – Serial Number</text:p>
          </table:table-cell>
          <table:table-cell table:number-columns-repeated="1017"/>
        </table:table-row>
        <table:table-row table:style-name="ro1">
          <table:table-cell office:value-type="string">
            <text:p>extra$(05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392]+INT([.D392])" office:value-type="float" office:value="1930">
            <text:p>1930</text:p>
          </table:table-cell>
          <table:table-cell table:formula="of:=[.E393]+INT([.D393])-1" office:value-type="float" office:value="1941">
            <text:p>1941</text:p>
          </table:table-cell>
          <table:table-cell office:value-type="string">
            <text:p>Service 4 (Gas) – Serial Number</text:p>
          </table:table-cell>
          <table:table-cell table:number-columns-repeated="1017"/>
        </table:table-row>
        <table:table-row table:style-name="ro1">
          <table:table-cell office:value-type="string">
            <text:p>extra$(06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393]+INT([.D393])" office:value-type="float" office:value="1942">
            <text:p>1942</text:p>
          </table:table-cell>
          <table:table-cell table:formula="of:=[.E394]+INT([.D394])-1" office:value-type="float" office:value="1953">
            <text:p>1953</text:p>
          </table:table-cell>
          <table:table-cell table:number-columns-repeated="1018"/>
        </table:table-row>
        <table:table-row table:style-name="ro1">
          <table:table-cell office:value-type="string">
            <text:p>extra$(07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394]+INT([.D394])" office:value-type="float" office:value="1954">
            <text:p>1954</text:p>
          </table:table-cell>
          <table:table-cell table:formula="of:=[.E395]+INT([.D395])-1" office:value-type="float" office:value="1965">
            <text:p>1965</text:p>
          </table:table-cell>
          <table:table-cell table:number-columns-repeated="1018"/>
        </table:table-row>
        <table:table-row table:style-name="ro1">
          <table:table-cell office:value-type="string">
            <text:p>extra$(08)</text:p>
          </table:table-cell>
          <table:table-cell/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table:formula="of:=[.E395]+INT([.D395])" office:value-type="float" office:value="1966">
            <text:p>1966</text:p>
          </table:table-cell>
          <table:table-cell table:formula="of:=[.E396]+INT([.D396])-1" office:value-type="float" office:value="1977">
            <text:p>1977</text:p>
          </table:table-cell>
          <table:table-cell office:value-type="string">
            <text:p>Phone Number – Cell</text:p>
          </table:table-cell>
          <table:table-cell table:number-columns-repeated="1017"/>
        </table:table-row>
        <table:table-row table:style-name="ro1">
          <table:table-cell office:value-type="string">
            <text:p>extra$(09)</text:p>
          </table:table-cell>
          <table:table-cell/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table:formula="of:=[.E396]+INT([.D396])" office:value-type="float" office:value="1978">
            <text:p>1978</text:p>
          </table:table-cell>
          <table:table-cell table:formula="of:=[.E397]+INT([.D397])-1" office:value-type="float" office:value="2007">
            <text:p>2007</text:p>
          </table:table-cell>
          <table:table-cell office:value-type="string">
            <text:p>email address</text:p>
          </table:table-cell>
          <table:table-cell table:number-columns-repeated="1017"/>
        </table:table-row>
        <table:table-row table:style-name="ro1">
          <table:table-cell office:value-type="string">
            <text:p>extra$(10)</text:p>
          </table:table-cell>
          <table:table-cell/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table:formula="of:=[.E397]+INT([.D397])" office:value-type="float" office:value="2008">
            <text:p>2008</text:p>
          </table:table-cell>
          <table:table-cell table:formula="of:=[.E398]+INT([.D398])-1" office:value-type="float" office:value="2037">
            <text:p>2037</text:p>
          </table:table-cell>
          <table:table-cell table:number-columns-repeated="1018"/>
        </table:table-row>
        <table:table-row table:style-name="ro1">
          <table:table-cell office:value-type="string">
            <text:p>extra$(11)</text:p>
          </table:table-cell>
          <table:table-cell/>
          <table:table-cell office:value-type="string">
            <text:p>C</text:p>
          </table:table-cell>
          <table:table-cell office:value-type="float" office:value="30">
            <text:p>30</text:p>
          </table:table-cell>
          <table:table-cell table:formula="of:=[.E398]+INT([.D398])" office:value-type="float" office:value="2038">
            <text:p>2038</text:p>
          </table:table-cell>
          <table:table-cell table:formula="of:=[.E399]+INT([.D399])-1" office:value-type="float" office:value="2067">
            <text:p>2067</text:p>
          </table:table-cell>
          <table:table-cell table:number-columns-repeated="101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1.25in" fo:margin-right="0.7874in" style:shadow="non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29">11/29/2017</text:date>, <text:time>19:1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29T19:16:07.01</dc:date>
    <dc:creator>John Bowman</dc:creator>
    <meta:generator>OpenOffice/4.1.4$Win32 OpenOffice.org_project/414m5$Build-9788</meta:generator>
    <meta:editing-duration>P2DT14H9M18S</meta:editing-duration>
    <meta:editing-cycles>20</meta:editing-cycles>
    <meta:document-statistic meta:table-count="1" meta:cell-count="2389" meta:object-count="0"/>
  </office:meta>
</office:document-meta>
</file>